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98in"/>
    </style:style>
    <style:style style:name="co2" style:family="table-column">
      <style:table-column-properties fo:break-before="auto" style:column-width="1.0283in"/>
    </style:style>
    <style:style style:name="co3" style:family="table-column">
      <style:table-column-properties fo:break-before="auto" style:column-width="0.5228in"/>
    </style:style>
    <style:style style:name="co4" style:family="table-column">
      <style:table-column-properties fo:break-before="auto" style:column-width="0.7756in"/>
    </style:style>
    <style:style style:name="co5" style:family="table-column">
      <style:table-column-properties fo:break-before="auto" style:column-width="0.4618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2701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0.4272in"/>
    </style:style>
    <style:style style:name="co10" style:family="table-column">
      <style:table-column-properties fo:break-before="auto" style:column-width="0.3047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4445in"/>
    </style:style>
    <style:style style:name="co13" style:family="table-column">
      <style:table-column-properties fo:break-before="auto" style:column-width="0.3138in"/>
    </style:style>
    <style:style style:name="co14" style:family="table-column">
      <style:table-column-properties fo:break-before="auto" style:column-width="0.95in"/>
    </style:style>
    <style:style style:name="co15" style:family="table-column">
      <style:table-column-properties fo:break-before="auto" style:column-width="0.3925in"/>
    </style:style>
    <style:style style:name="co16" style:family="table-column">
      <style:table-column-properties fo:break-before="auto" style:column-width="0.6453in"/>
    </style:style>
    <style:style style:name="co17" style:family="table-column">
      <style:table-column-properties fo:break-before="auto" style:column-width="0.9764in"/>
    </style:style>
    <style:style style:name="co18" style:family="table-column">
      <style:table-column-properties fo:break-before="auto" style:column-width="0.3661in"/>
    </style:style>
    <style:style style:name="co19" style:family="table-column">
      <style:table-column-properties fo:break-before="auto" style:column-width="0.4709in"/>
    </style:style>
    <style:style style:name="co20" style:family="table-column">
      <style:table-column-properties fo:break-before="auto" style:column-width="1.6126in"/>
    </style:style>
    <style:style style:name="co21" style:family="table-column">
      <style:table-column-properties fo:break-before="auto" style:column-width="1.5165in"/>
    </style:style>
    <style:style style:name="co22" style:family="table-column">
      <style:table-column-properties fo:break-before="auto" style:column-width="0.4528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0.0008in solid #000000" fo:border-right="none" fo:border-top="none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7" style:family="table-cell" style:parent-style-name="Default">
      <style:table-cell-properties fo:background-color="#3deb3d" style:text-align-source="fix" style:repeat-content="false" fo:border="0.0008in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order-bottom="0.0008in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0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15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border-bottom="none" fo:border-left="none" fo:border-right="none" fo:border-top="0.0008in solid #000000"/>
    </style:style>
    <style:style style:name="ce17" style:family="table-cell" style:parent-style-name="Default" style:data-style-name="N4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18" style:family="table-cell" style:parent-style-name="Default">
      <style:table-cell-properties fo:border-bottom="none" fo:border-left="none" fo:border-right="0.0008in solid #000000" fo:border-top="0.0008in solid #000000"/>
    </style:style>
    <style:style style:name="ce19" style:family="table-cell" style:parent-style-name="Default">
      <style:table-cell-properties fo:border-bottom="none" fo:border-left="none" fo:border-right="0.0008in solid #000000" fo:border-top="none"/>
    </style:style>
    <style:style style:name="ce20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2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23" style:family="table-cell" style:parent-style-name="Default" style:data-style-name="N40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style:text-align-source="value-type" style:repeat-content="false"/>
      <style:paragraph-properties fo:margin-left="0in"/>
      <style:text-properties style:text-underline-style="solid" style:text-underline-width="auto" style:text-underline-color="font-color"/>
    </style:style>
    <style:style style:name="ce2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ackground-color="#ffff66" style:text-align-source="fix" style:repeat-content="false" fo:border="0.0008in solid #000000"/>
      <style:paragraph-properties fo:text-align="center" fo:margin-left="0in"/>
      <style:text-properties fo:color="#0000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Criterio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24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4"/>
        <table:table-column table:style-name="co15" table:default-cell-style-name="Default"/>
        <table:table-column table:style-name="co16" table:default-cell-style-name="Default"/>
        <table:table-column table:style-name="co11" table:number-columns-repeated="1007" table:default-cell-style-name="Default"/>
        <table:table-row table:style-name="ro1">
          <table:table-cell/>
          <table:table-cell table:style-name="ce6"/>
          <table:table-cell table:style-name="ce11"/>
          <table:table-cell table:style-name="ce6"/>
          <table:table-cell table:style-name="Default" table:number-columns-repeated="5"/>
          <table:table-cell table:style-name="ce6"/>
          <table:table-cell table:style-name="ce22"/>
          <table:table-cell table:style-name="ce6" table:number-columns-repeated="3"/>
          <table:table-cell table:style-name="ce22"/>
          <table:table-cell table:style-name="ce6"/>
          <table:table-cell table:style-name="ce9" table:number-columns-repeated="1008"/>
        </table:table-row>
        <table:table-row table:style-name="ro1">
          <table:table-cell/>
          <table:table-cell table:style-name="ce6"/>
          <table:table-cell table:style-name="ce11"/>
          <table:table-cell table:style-name="ce6"/>
          <table:table-cell table:style-name="ce14" office:value-type="time" office:time-value="PT00H15M00S">
            <text:p>00:15</text:p>
          </table:table-cell>
          <table:table-cell table:style-name="Default" table:number-columns-repeated="2"/>
          <table:table-cell office:value-type="string">
            <text:p>Better</text:p>
          </table:table-cell>
          <table:table-cell table:style-name="Default"/>
          <table:table-cell table:style-name="ce6"/>
          <table:table-cell table:style-name="ce22"/>
          <table:table-cell table:style-name="ce6" table:number-columns-repeated="3"/>
          <table:table-cell table:style-name="ce22"/>
          <table:table-cell table:style-name="ce6"/>
          <table:table-cell table:style-name="ce9" table:number-columns-repeated="1008"/>
        </table:table-row>
        <table:table-row table:style-name="ro1">
          <table:table-cell/>
          <table:table-cell table:style-name="ce7" office:value-type="string" table:number-columns-spanned="2" table:number-rows-spanned="1">
            <text:p>Priorities</text:p>
          </table:table-cell>
          <table:covered-table-cell table:style-name="ce12"/>
          <table:table-cell table:style-name="ce9"/>
          <table:table-cell table:style-name="ce15" office:value-type="string" table:number-columns-spanned="5" table:number-rows-spanned="1">
            <text:p>Start Time Ranges</text:p>
          </table:table-cell>
          <table:covered-table-cell table:number-columns-repeated="4" table:style-name="ce15"/>
          <table:table-cell table:style-name="ce6"/>
          <table:table-cell table:style-name="ce15" office:value-type="string" table:number-columns-spanned="3" table:number-rows-spanned="1">
            <text:p>Work Area Prefs</text:p>
          </table:table-cell>
          <table:covered-table-cell table:number-columns-repeated="2" table:style-name="ce25"/>
          <table:table-cell/>
          <table:table-cell table:style-name="ce15" office:value-type="string" table:number-columns-spanned="3" table:number-rows-spanned="1">
            <text:p>Day Off Prefs</text:p>
          </table:table-cell>
          <table:covered-table-cell table:number-columns-repeated="2" table:style-name="ce9"/>
          <table:table-cell table:style-name="ce9" table:number-columns-repeated="1007"/>
        </table:table-row>
        <table:table-row table:style-name="ro2">
          <table:table-cell/>
          <table:table-cell table:style-name="ce6" office:value-type="string">
            <text:p>Start Time</text:p>
          </table:table-cell>
          <table:table-cell table:style-name="ce11" office:value-type="float" office:value="1000">
            <text:p>1000</text:p>
          </table:table-cell>
          <table:table-cell table:style-name="ce6"/>
          <table:table-cell table:style-name="ce14" office:value-type="time" office:time-value="PT13H00M00S">
            <text:p>13:00</text:p>
          </table:table-cell>
          <table:table-cell table:style-name="ce14" office:value-type="time" office:time-value="PT16H00M00S">
            <text:p>16:0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later</text:p>
          </table:table-cell>
          <table:table-cell table:style-name="ce6" table:formula="of:=[.G4]*[.$C$4]" office:value-type="float" office:value="1000">
            <text:p>1000</text:p>
          </table:table-cell>
          <table:table-cell table:style-name="ce6"/>
          <table:table-cell table:style-name="ce6" office:value-type="string">
            <text:p>abr</text:p>
          </table:table-cell>
          <table:table-cell table:style-name="ce6" office:value-type="float" office:value="1">
            <text:p>1</text:p>
          </table:table-cell>
          <table:table-cell table:style-name="ce6" table:formula="of:=[.L4]*[.$C$5]" office:value-type="float" office:value="100">
            <text:p>100</text:p>
          </table:table-cell>
          <table:table-cell/>
          <table:table-cell table:style-name="ce6" office:value-type="string">
            <text:p>WQ</text:p>
          </table:table-cell>
          <table:table-cell table:style-name="ce6" office:value-type="float" office:value="1">
            <text:p>1</text:p>
          </table:table-cell>
          <table:table-cell table:style-name="ce6" table:formula="of:=[.P4]*[.$C$6]" office:value-type="float" office:value="10">
            <text:p>10</text:p>
          </table:table-cell>
          <table:table-cell table:style-name="ce9" table:number-columns-repeated="1007"/>
        </table:table-row>
        <table:table-row table:style-name="ro2">
          <table:table-cell/>
          <table:table-cell table:style-name="ce6" office:value-type="string">
            <text:p>Work Area</text:p>
          </table:table-cell>
          <table:table-cell table:style-name="ce11" office:value-type="float" office:value="100">
            <text:p>100</text:p>
          </table:table-cell>
          <table:table-cell table:style-name="ce6"/>
          <table:table-cell table:style-name="ce14" office:value-type="time" office:time-value="PT10H00M00S">
            <text:p>10:00</text:p>
          </table:table-cell>
          <table:table-cell table:style-name="ce14" office:value-type="time" office:time-value="PT12H59M00S">
            <text:p>12:59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later</text:p>
          </table:table-cell>
          <table:table-cell table:style-name="ce6" table:formula="of:=[.G5]*[.$C$4]" office:value-type="float" office:value="2000">
            <text:p>2000</text:p>
          </table:table-cell>
          <table:table-cell table:style-name="ce6"/>
          <table:table-cell table:style-name="ce6" office:value-type="string">
            <text:p>prem</text:p>
          </table:table-cell>
          <table:table-cell table:style-name="ce6" table:formula="of:=[.L4]+1" office:value-type="float" office:value="2">
            <text:p>2</text:p>
          </table:table-cell>
          <table:table-cell table:style-name="ce6" table:formula="of:=[.L5]*[.$C$5]" office:value-type="float" office:value="200">
            <text:p>200</text:p>
          </table:table-cell>
          <table:table-cell/>
          <table:table-cell table:style-name="ce6" office:value-type="string">
            <text:p>TW</text:p>
          </table:table-cell>
          <table:table-cell table:style-name="ce6" table:formula="of:=[.P4]+1" office:value-type="float" office:value="2">
            <text:p>2</text:p>
          </table:table-cell>
          <table:table-cell table:style-name="ce6" table:formula="of:=[.P5]*[.$C$6]" office:value-type="float" office:value="20">
            <text:p>20</text:p>
          </table:table-cell>
          <table:table-cell table:style-name="ce9" table:number-columns-repeated="1007"/>
        </table:table-row>
        <table:table-row table:style-name="ro1">
          <table:table-cell/>
          <table:table-cell table:style-name="ce6" office:value-type="string">
            <text:p>Days Off</text:p>
          </table:table-cell>
          <table:table-cell table:style-name="ce11" office:value-type="float" office:value="10">
            <text:p>10</text:p>
          </table:table-cell>
          <table:table-cell/>
          <table:table-cell table:style-name="ce14" office:value-type="time" office:time-value="PT16H01M00S">
            <text:p>16:01</text:p>
          </table:table-cell>
          <table:table-cell table:style-name="ce14" office:value-type="time" office:time-value="PT17H59M00S">
            <text:p>17:59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earlier</text:p>
          </table:table-cell>
          <table:table-cell table:style-name="ce6" table:formula="of:=[.G6]*[.$C$4]" office:value-type="float" office:value="3000">
            <text:p>3000</text:p>
          </table:table-cell>
          <table:table-cell table:style-name="ce6"/>
          <table:table-cell table:style-name="ce6" office:value-type="string">
            <text:p>t4-t5</text:p>
          </table:table-cell>
          <table:table-cell table:style-name="ce6" table:formula="of:=[.L5]+1" office:value-type="float" office:value="3">
            <text:p>3</text:p>
          </table:table-cell>
          <table:table-cell table:style-name="ce6" table:formula="of:=[.L6]*[.$C$5]" office:value-type="float" office:value="300">
            <text:p>300</text:p>
          </table:table-cell>
          <table:table-cell/>
          <table:table-cell table:style-name="ce6" office:value-type="string">
            <text:p>MT</text:p>
          </table:table-cell>
          <table:table-cell table:style-name="ce6" table:formula="of:=[.P5]+1" office:value-type="float" office:value="3">
            <text:p>3</text:p>
          </table:table-cell>
          <table:table-cell table:style-name="ce6" table:formula="of:=[.P6]*[.$C$6]" office:value-type="float" office:value="30">
            <text:p>30</text:p>
          </table:table-cell>
          <table:table-cell table:style-name="ce9" table:number-columns-repeated="1007"/>
        </table:table-row>
        <table:table-row table:style-name="ro1">
          <table:table-cell/>
          <table:table-cell table:style-name="ce6" office:value-type="string">
            <text:p>Hrs. Per Day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style-name="ce14" office:value-type="time" office:time-value="PT07H00M00S">
            <text:p>07:00</text:p>
          </table:table-cell>
          <table:table-cell table:style-name="ce14" office:value-type="time" office:time-value="PT09H59M00S">
            <text:p>09:59</text:p>
          </table:table-cell>
          <table:table-cell office:value-type="float" office:value="4">
            <text:p>4</text:p>
          </table:table-cell>
          <table:table-cell office:value-type="string">
            <text:p>later</text:p>
          </table:table-cell>
          <table:table-cell table:style-name="ce6" table:formula="of:=[.G7]*[.$C$4]" office:value-type="float" office:value="4000">
            <text:p>4000</text:p>
          </table:table-cell>
          <table:table-cell table:style-name="ce6"/>
          <table:table-cell table:style-name="ce6" office:value-type="string">
            <text:p>t4 aux</text:p>
          </table:table-cell>
          <table:table-cell table:style-name="ce6" table:formula="of:=[.L6]+1" office:value-type="float" office:value="4">
            <text:p>4</text:p>
          </table:table-cell>
          <table:table-cell table:style-name="ce6" table:formula="of:=[.L7]*[.$C$5]" office:value-type="float" office:value="400">
            <text:p>400</text:p>
          </table:table-cell>
          <table:table-cell/>
          <table:table-cell table:style-name="ce6" office:value-type="string">
            <text:p>QF</text:p>
          </table:table-cell>
          <table:table-cell table:style-name="ce6" table:formula="of:=[.P6]+1" office:value-type="float" office:value="4">
            <text:p>4</text:p>
          </table:table-cell>
          <table:table-cell table:style-name="ce6" table:formula="of:=[.P7]*[.$C$6]" office:value-type="float" office:value="40">
            <text:p>40</text:p>
          </table:table-cell>
          <table:table-cell table:style-name="ce9" table:number-columns-repeated="1007"/>
        </table:table-row>
        <table:table-row table:style-name="ro2">
          <table:table-cell table:number-columns-repeated="2"/>
          <table:table-cell table:style-name="ce11"/>
          <table:table-cell table:style-name="ce6"/>
          <table:table-cell table:style-name="ce14" office:value-type="time" office:time-value="PT18H00M00S">
            <text:p>18:00</text:p>
          </table:table-cell>
          <table:table-cell table:style-name="ce14" office:value-type="time" office:time-value="PT06H59M00S">
            <text:p>06:59</text:p>
          </table:table-cell>
          <table:table-cell office:value-type="float" office:value="5">
            <text:p>5</text:p>
          </table:table-cell>
          <table:table-cell office:value-type="string">
            <text:p>earlier</text:p>
          </table:table-cell>
          <table:table-cell table:style-name="ce6" table:formula="of:=[.G8]*[.$C$4]" office:value-type="float" office:value="5000">
            <text:p>5000</text:p>
          </table:table-cell>
          <table:table-cell table:style-name="ce6"/>
          <table:table-cell table:style-name="ce6" office:value-type="string">
            <text:p>t4 br</text:p>
          </table:table-cell>
          <table:table-cell table:style-name="ce6" table:formula="of:=[.L7]+1" office:value-type="float" office:value="5">
            <text:p>5</text:p>
          </table:table-cell>
          <table:table-cell table:style-name="ce6" table:formula="of:=[.L8]*[.$C$5]" office:value-type="float" office:value="500">
            <text:p>500</text:p>
          </table:table-cell>
          <table:table-cell/>
          <table:table-cell table:style-name="ce6" office:value-type="string">
            <text:p>SM</text:p>
          </table:table-cell>
          <table:table-cell table:style-name="ce6" table:formula="of:=[.P7]+1" office:value-type="float" office:value="5">
            <text:p>5</text:p>
          </table:table-cell>
          <table:table-cell table:style-name="ce6" table:formula="of:=[.P8]*[.$C$6]" office:value-type="float" office:value="50">
            <text:p>50</text:p>
          </table:table-cell>
          <table:table-cell table:style-name="ce9" table:number-columns-repeated="1007"/>
        </table:table-row>
        <table:table-row table:style-name="ro1">
          <table:table-cell/>
          <table:table-cell table:style-name="ce6"/>
          <table:table-cell table:style-name="ce11"/>
          <table:table-cell table:style-name="ce6"/>
          <table:table-cell table:style-name="ce14" table:number-columns-repeated="2"/>
          <table:table-cell table:number-columns-repeated="2"/>
          <table:table-cell table:style-name="ce6" table:number-columns-repeated="2"/>
          <table:table-cell table:style-name="ce6" office:value-type="string">
            <text:p>encode</text:p>
          </table:table-cell>
          <table:table-cell table:style-name="ce6" table:formula="of:=[.L8]+1" office:value-type="float" office:value="6">
            <text:p>6</text:p>
          </table:table-cell>
          <table:table-cell table:style-name="ce6" table:formula="of:=[.L9]*[.$C$5]" office:value-type="float" office:value="600">
            <text:p>600</text:p>
          </table:table-cell>
          <table:table-cell/>
          <table:table-cell table:style-name="ce6" office:value-type="string">
            <text:p>JS</text:p>
          </table:table-cell>
          <table:table-cell table:style-name="ce6" table:formula="of:=[.P8]+1" office:value-type="float" office:value="6">
            <text:p>6</text:p>
          </table:table-cell>
          <table:table-cell table:style-name="ce6" table:formula="of:=[.P9]*[.$C$6]" office:value-type="float" office:value="60">
            <text:p>60</text:p>
          </table:table-cell>
          <table:table-cell table:style-name="ce9" table:number-columns-repeated="1007"/>
        </table:table-row>
        <table:table-row table:style-name="ro2">
          <table:table-cell/>
          <table:table-cell table:style-name="ce6"/>
          <table:table-cell table:style-name="ce11"/>
          <table:table-cell table:style-name="ce6"/>
          <table:table-cell table:style-name="ce14" table:number-columns-repeated="2"/>
          <table:table-cell table:number-columns-repeated="2"/>
          <table:table-cell table:style-name="ce6" table:number-columns-repeated="2"/>
          <table:table-cell table:style-name="ce6" office:value-type="string">
            <text:p>t5 br</text:p>
          </table:table-cell>
          <table:table-cell table:style-name="ce6" table:formula="of:=[.L9]+1" office:value-type="float" office:value="7">
            <text:p>7</text:p>
          </table:table-cell>
          <table:table-cell table:style-name="ce6" table:formula="of:=[.L10]*[.$C$5]" office:value-type="float" office:value="700">
            <text:p>700</text:p>
          </table:table-cell>
          <table:table-cell/>
          <table:table-cell table:style-name="ce6" office:value-type="string">
            <text:p>FJ</text:p>
          </table:table-cell>
          <table:table-cell table:style-name="ce6" table:formula="of:=[.P9]+1" office:value-type="float" office:value="7">
            <text:p>7</text:p>
          </table:table-cell>
          <table:table-cell table:style-name="ce6" table:formula="of:=[.P10]*[.$C$6]" office:value-type="float" office:value="70">
            <text:p>70</text:p>
          </table:table-cell>
          <table:table-cell table:style-name="ce9" table:number-columns-repeated="1007"/>
        </table:table-row>
        <table:table-row table:style-name="ro1">
          <table:table-cell table:style-name="ce2"/>
          <table:table-cell table:style-name="ce8"/>
          <table:table-cell table:style-name="ce13"/>
          <table:table-cell table:style-name="ce8"/>
          <table:table-cell table:style-name="ce16" table:number-columns-repeated="2"/>
          <table:table-cell table:style-name="ce18"/>
          <table:table-cell table:style-name="Default" table:number-columns-repeated="2"/>
          <table:table-cell table:style-name="ce6"/>
          <table:table-cell table:style-name="ce6" office:value-type="string">
            <text:p>t4 bx</text:p>
          </table:table-cell>
          <table:table-cell table:style-name="ce6" table:formula="of:=[.L10]+1" office:value-type="float" office:value="8">
            <text:p>8</text:p>
          </table:table-cell>
          <table:table-cell table:style-name="ce6" table:formula="of:=[.L11]*[.$C$5]" office:value-type="float" office:value="800">
            <text:p>800</text:p>
          </table:table-cell>
          <table:table-cell/>
          <table:table-cell table:style-name="ce22"/>
          <table:table-cell table:style-name="ce6"/>
          <table:table-cell table:style-name="ce9" table:number-columns-repeated="1008"/>
        </table:table-row>
        <table:table-row table:style-name="ro2">
          <table:table-cell table:style-name="ce3"/>
          <table:table-cell table:style-name="ce9" office:value-type="string">
            <text:p>Strong Dislike</text:p>
          </table:table-cell>
          <table:table-cell table:style-name="ce9" office:value-type="string">
            <text:p>Dislike</text:p>
          </table:table-cell>
          <table:table-cell table:style-name="ce9" office:value-type="string">
            <text:p>No opinion</text:p>
          </table:table-cell>
          <table:table-cell table:style-name="ce9" office:value-type="string">
            <text:p>Like</text:p>
          </table:table-cell>
          <table:table-cell table:style-name="ce9" office:value-type="string">
            <text:p>Strong Like</text:p>
          </table:table-cell>
          <table:table-cell table:style-name="ce19"/>
          <table:table-cell table:style-name="Default" table:number-columns-repeated="2"/>
          <table:table-cell table:style-name="ce6"/>
          <table:table-cell table:style-name="ce6" office:value-type="string">
            <text:p>ib</text:p>
          </table:table-cell>
          <table:table-cell table:style-name="ce6" table:formula="of:=[.L11]+1" office:value-type="float" office:value="9">
            <text:p>9</text:p>
          </table:table-cell>
          <table:table-cell table:style-name="ce6" table:formula="of:=[.L12]*[.$C$5]" office:value-type="float" office:value="900">
            <text:p>900</text:p>
          </table:table-cell>
          <table:table-cell/>
          <table:table-cell table:style-name="ce22"/>
          <table:table-cell table:style-name="ce6"/>
          <table:table-cell table:style-name="ce9" table:number-columns-repeated="1008"/>
        </table:table-row>
        <table:table-row table:style-name="ro2">
          <table:table-cell table:style-name="ce3"/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9"/>
          <table:table-cell table:style-name="Default" table:number-columns-repeated="2"/>
          <table:table-cell table:style-name="ce6"/>
          <table:table-cell table:style-name="ce6" office:value-type="string">
            <text:p>intl ib</text:p>
          </table:table-cell>
          <table:table-cell table:style-name="ce6" table:formula="of:=[.L12]+1" office:value-type="float" office:value="10">
            <text:p>10</text:p>
          </table:table-cell>
          <table:table-cell table:style-name="ce6" table:formula="of:=[.L13]*[.$C$5]" office:value-type="float" office:value="1000">
            <text:p>1000</text:p>
          </table:table-cell>
          <table:table-cell/>
          <table:table-cell table:style-name="ce15" office:value-type="string" table:number-columns-spanned="3" table:number-rows-spanned="1">
            <text:p>Hrs. Per Day</text:p>
          </table:table-cell>
          <table:covered-table-cell/>
          <table:covered-table-cell table:style-name="ce9"/>
          <table:table-cell table:style-name="ce9" table:number-columns-repeated="1007"/>
        </table:table-row>
        <table:table-row table:style-name="ro1">
          <table:table-cell table:style-name="ce3"/>
          <table:table-cell table:style-name="ce6"/>
          <table:table-cell table:style-name="ce11"/>
          <table:table-cell table:style-name="ce6"/>
          <table:table-cell table:style-name="Default" table:number-columns-repeated="2"/>
          <table:table-cell table:style-name="ce19"/>
          <table:table-cell table:style-name="Default" table:number-columns-repeated="2"/>
          <table:table-cell table:style-name="ce6"/>
          <table:table-cell table:style-name="ce6" office:value-type="string">
            <text:p>t5 aux</text:p>
          </table:table-cell>
          <table:table-cell table:style-name="ce6" table:formula="of:=[.L13]+1" office:value-type="float" office:value="11">
            <text:p>11</text:p>
          </table:table-cell>
          <table:table-cell table:style-name="ce6" table:formula="of:=[.L14]*[.$C$5]" office:value-type="float" office:value="1100">
            <text:p>1100</text:p>
          </table:table-cell>
          <table:table-cell/>
          <table:table-cell table:style-name="ce1" office:value-type="string">
            <text:p>10 hour:</text:p>
          </table:table-cell>
          <table:table-cell office:value-type="float" office:value="1">
            <text:p>1</text:p>
          </table:table-cell>
          <table:table-cell table:style-name="ce9" table:formula="of:=[.P14]" office:value-type="float" office:value="1">
            <text:p>1</text:p>
          </table:table-cell>
          <table:table-cell table:style-name="ce9" table:number-columns-repeated="1007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Default" office:value-type="string">
            <text:p># of days off</text:p>
          </table:table-cell>
          <table:table-cell table:style-name="ce11"/>
          <table:table-cell table:style-name="ce6"/>
          <table:table-cell table:style-name="Default" table:number-columns-repeated="2"/>
          <table:table-cell table:style-name="ce19"/>
          <table:table-cell table:style-name="Default" table:number-columns-repeated="2"/>
          <table:table-cell table:style-name="ce6"/>
          <table:table-cell table:style-name="ce6" office:value-type="string">
            <text:p>mobile</text:p>
          </table:table-cell>
          <table:table-cell table:style-name="ce6" table:formula="of:=[.L14]+1" office:value-type="float" office:value="12">
            <text:p>12</text:p>
          </table:table-cell>
          <table:table-cell table:style-name="ce6" table:formula="of:=[.L15]*[.$C$5]" office:value-type="float" office:value="1200">
            <text:p>1200</text:p>
          </table:table-cell>
          <table:table-cell/>
          <table:table-cell table:style-name="ce1" office:value-type="string">
            <text:p>8 hour:</text:p>
          </table:table-cell>
          <table:table-cell office:value-type="float" office:value="2">
            <text:p>2</text:p>
          </table:table-cell>
          <table:table-cell table:style-name="ce9" table:formula="of:=[.P15]" office:value-type="float" office:value="2">
            <text:p>2</text:p>
          </table:table-cell>
          <table:table-cell table:style-name="ce9" table:number-columns-repeated="1007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Default" office:value-type="string">
            <text:p>Days off</text:p>
          </table:table-cell>
          <table:table-cell table:style-name="ce11"/>
          <table:table-cell table:style-name="ce6"/>
          <table:table-cell table:style-name="Default" table:number-columns-repeated="2"/>
          <table:table-cell table:style-name="ce19"/>
          <table:table-cell table:style-name="Default" table:number-columns-repeated="2"/>
          <table:table-cell table:style-name="ce6"/>
          <table:table-cell table:style-name="ce6" office:value-type="string">
            <text:p>pps</text:p>
          </table:table-cell>
          <table:table-cell table:style-name="ce6" table:formula="of:=[.L15]+1" office:value-type="float" office:value="13">
            <text:p>13</text:p>
          </table:table-cell>
          <table:table-cell table:style-name="ce6" table:formula="of:=[.L16]*[.$C$5]" office:value-type="float" office:value="1300">
            <text:p>1300</text:p>
          </table:table-cell>
          <table:table-cell/>
          <table:table-cell table:style-name="Default"/>
          <table:table-cell table:style-name="ce6"/>
          <table:table-cell table:style-name="ce9" table:number-columns-repeated="1008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Default" office:value-type="string">
            <text:p>Start Times</text:p>
          </table:table-cell>
          <table:table-cell table:style-name="ce11"/>
          <table:table-cell table:style-name="ce6"/>
          <table:table-cell table:style-name="Default" table:number-columns-repeated="2"/>
          <table:table-cell table:style-name="ce19"/>
          <table:table-cell table:style-name="Default" table:number-columns-repeated="2"/>
          <table:table-cell table:style-name="ce6"/>
          <table:table-cell table:style-name="ce1" office:value-type="string">
            <text:p>eq</text:p>
          </table:table-cell>
          <table:table-cell table:style-name="ce6" table:formula="of:=[.L16]+1" office:value-type="float" office:value="14">
            <text:p>14</text:p>
          </table:table-cell>
          <table:table-cell table:style-name="ce6" table:formula="of:=[.L17]*[.$C$5]" office:value-type="float" office:value="1400">
            <text:p>1400</text:p>
          </table:table-cell>
          <table:table-cell/>
          <table:table-cell table:style-name="Default"/>
          <table:table-cell table:number-columns-repeated="2"/>
          <table:table-cell table:style-name="ce9" table:number-columns-repeated="1007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Default" office:value-type="string">
            <text:p>Work Areas</text:p>
          </table:table-cell>
          <table:table-cell table:style-name="ce12"/>
          <table:table-cell table:style-name="ce9"/>
          <table:table-cell table:style-name="Default" table:number-columns-repeated="2"/>
          <table:table-cell table:style-name="ce19"/>
          <table:table-cell table:style-name="Default" table:number-columns-repeated="2"/>
          <table:table-cell table:style-name="ce9"/>
          <table:table-cell table:style-name="ce6" office:value-type="string">
            <text:p>Pier 18</text:p>
          </table:table-cell>
          <table:table-cell table:style-name="ce6" table:formula="of:=[.L17]+1" office:value-type="float" office:value="15">
            <text:p>15</text:p>
          </table:table-cell>
          <table:table-cell table:style-name="ce6" table:formula="of:=[.L18]*[.$C$5]" office:value-type="float" office:value="1500">
            <text:p>1500</text:p>
          </table:table-cell>
          <table:table-cell table:style-name="ce9"/>
          <table:table-cell table:style-name="Default"/>
          <table:table-cell table:number-columns-repeated="2"/>
          <table:table-cell table:style-name="ce9" table:number-columns-repeated="1007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Default" office:value-type="string">
            <text:p>Gates</text:p>
          </table:table-cell>
          <table:table-cell table:style-name="ce12"/>
          <table:table-cell table:style-name="ce9"/>
          <table:table-cell table:style-name="Default" table:number-columns-repeated="2"/>
          <table:table-cell table:style-name="ce19"/>
          <table:table-cell table:style-name="Default" table:number-columns-repeated="2"/>
          <table:table-cell table:style-name="ce9"/>
          <table:table-cell table:style-name="ce1" office:value-type="string">
            <text:p>remote</text:p>
          </table:table-cell>
          <table:table-cell table:style-name="ce6" table:formula="of:=[.L18]+1" office:value-type="float" office:value="16">
            <text:p>16</text:p>
          </table:table-cell>
          <table:table-cell table:style-name="ce6" table:formula="of:=[.L19]*[.$C$5]" office:value-type="float" office:value="1600">
            <text:p>1600</text:p>
          </table:table-cell>
          <table:table-cell table:style-name="ce9"/>
          <table:table-cell table:style-name="Default"/>
          <table:table-cell table:number-columns-repeated="2"/>
          <table:table-cell table:style-name="ce9" table:number-columns-repeated="1007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Default" office:value-type="string">
            <text:p>Crew Seniority</text:p>
          </table:table-cell>
          <table:table-cell table:style-name="ce12"/>
          <table:table-cell table:style-name="ce9"/>
          <table:table-cell table:style-name="Default" table:number-columns-repeated="2"/>
          <table:table-cell table:style-name="ce19"/>
          <table:table-cell table:style-name="Default" table:number-columns-repeated="2"/>
          <table:table-cell table:style-name="ce9"/>
          <table:table-cell table:style-name="ce6" office:value-type="string">
            <text:p>exp</text:p>
          </table:table-cell>
          <table:table-cell table:style-name="ce6" table:formula="of:=[.L19]+1" office:value-type="float" office:value="17">
            <text:p>17</text:p>
          </table:table-cell>
          <table:table-cell table:style-name="ce6" table:formula="of:=[.L20]*[.$C$5]" office:value-type="float" office:value="1700">
            <text:p>1700</text:p>
          </table:table-cell>
          <table:table-cell table:style-name="ce9"/>
          <table:table-cell table:style-name="Default"/>
          <table:table-cell table:style-name="ce9" table:number-columns-repeated="1009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Default" office:value-type="string">
            <text:p>Crew Chiefs</text:p>
          </table:table-cell>
          <table:table-cell table:style-name="ce12"/>
          <table:table-cell table:style-name="ce9"/>
          <table:table-cell table:style-name="Default" table:number-columns-repeated="2"/>
          <table:table-cell table:style-name="ce19"/>
          <table:table-cell table:style-name="Default" table:number-columns-repeated="2"/>
          <table:table-cell table:style-name="ce9"/>
          <table:table-cell table:style-name="ce1" office:value-type="string">
            <text:p>line</text:p>
          </table:table-cell>
          <table:table-cell table:style-name="ce6" table:formula="of:=[.L20]+1" office:value-type="float" office:value="18">
            <text:p>18</text:p>
          </table:table-cell>
          <table:table-cell table:style-name="ce6" table:formula="of:=[.L21]*[.$C$5]" office:value-type="float" office:value="1800">
            <text:p>1800</text:p>
          </table:table-cell>
          <table:table-cell table:style-name="ce9"/>
          <table:table-cell table:style-name="Default"/>
          <table:table-cell table:style-name="ce9" table:number-columns-repeated="1009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Default" office:value-type="string">
            <text:p>Clerks</text:p>
          </table:table-cell>
          <table:table-cell table:style-name="ce12"/>
          <table:table-cell table:style-name="ce9"/>
          <table:table-cell table:style-name="Default" table:number-columns-repeated="2"/>
          <table:table-cell table:style-name="ce19"/>
          <table:table-cell table:style-name="Default" table:number-columns-repeated="2"/>
          <table:table-cell table:style-name="ce9"/>
          <table:table-cell table:style-name="ce6" office:value-type="string">
            <text:p>lav</text:p>
          </table:table-cell>
          <table:table-cell table:style-name="ce6" table:formula="of:=[.L21]+1" office:value-type="float" office:value="19">
            <text:p>19</text:p>
          </table:table-cell>
          <table:table-cell table:style-name="ce6" table:formula="of:=[.L22]*[.$C$5]" office:value-type="float" office:value="1900">
            <text:p>1900</text:p>
          </table:table-cell>
          <table:table-cell table:style-name="ce9"/>
          <table:table-cell table:style-name="Default"/>
          <table:table-cell table:style-name="ce9" table:number-columns-repeated="1009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Default"/>
          <table:table-cell table:style-name="ce12"/>
          <table:table-cell table:style-name="ce9"/>
          <table:table-cell table:style-name="Default" table:number-columns-repeated="2"/>
          <table:table-cell table:style-name="ce19"/>
          <table:table-cell table:style-name="Default" table:number-columns-repeated="2"/>
          <table:table-cell table:style-name="ce9"/>
          <table:table-cell table:style-name="ce23"/>
          <table:table-cell table:style-name="ce6"/>
          <table:table-cell table:style-name="ce9" table:number-columns-repeated="2"/>
          <table:table-cell table:style-name="Default"/>
          <table:table-cell table:style-name="ce9" table:number-columns-repeated="1009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Default"/>
          <table:table-cell table:style-name="ce12"/>
          <table:table-cell table:style-name="ce9"/>
          <table:table-cell table:style-name="ce14" table:number-columns-repeated="2"/>
          <table:table-cell table:style-name="ce20"/>
          <table:table-cell table:style-name="ce9" table:number-columns-repeated="3"/>
          <table:table-cell table:style-name="ce23"/>
          <table:table-cell table:style-name="ce6"/>
          <table:table-cell table:style-name="ce9" table:number-columns-repeated="2"/>
          <table:table-cell table:style-name="Default"/>
          <table:table-cell table:style-name="ce9" table:number-columns-repeated="1009"/>
        </table:table-row>
        <table:table-row table:style-name="ro1">
          <table:table-cell table:style-name="ce5"/>
          <table:table-cell table:style-name="ce10" table:number-columns-repeated="3"/>
          <table:table-cell table:style-name="ce17" table:number-columns-repeated="2"/>
          <table:table-cell table:style-name="ce21"/>
          <table:table-cell/>
          <table:table-cell table:style-name="Default" table:number-columns-repeated="2"/>
          <table:table-cell table:style-name="ce15" office:value-type="string" table:number-columns-spanned="3" table:number-rows-spanned="1">
            <text:p>Wide-body gates</text:p>
          </table:table-cell>
          <table:covered-table-cell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4"/>
          <table:table-cell table:style-name="ce14" table:number-columns-repeated="2"/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4"/>
          <table:table-cell table:style-name="ce14" table:number-columns-repeated="2"/>
          <table:table-cell table:number-columns-repeated="2"/>
          <table:table-cell table:style-name="Default" table:number-columns-repeated="2"/>
          <table:table-cell table:style-name="ce15" office:value-type="string" table:number-columns-spanned="3" table:number-rows-spanned="1">
            <text:p>Position on Crew</text:p>
          </table:table-cell>
          <table:covered-table-cell table:number-columns-repeated="2"/>
          <table:table-cell/>
          <table:table-cell table:style-name="Default"/>
          <table:table-cell table:number-columns-repeated="1009"/>
        </table:table-row>
        <table:table-row table:style-name="ro1" table:number-rows-repeated="14">
          <table:table-cell table:style-name="Default" table:number-columns-repeated="4"/>
          <table:table-cell table:style-name="ce14" table:number-columns-repeated="2"/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4"/>
          <table:table-cell table:style-name="ce14" table:number-columns-repeated="2"/>
          <table:table-cell table:number-columns-repeated="4"/>
          <table:table-cell table:style-name="ce23"/>
          <table:table-cell table:number-columns-repeated="1013"/>
        </table:table-row>
        <table:table-row table:style-name="ro1" table:number-rows-repeated="61">
          <table:table-cell table:number-columns-repeated="4"/>
          <table:table-cell table:style-name="ce14" table:number-columns-repeated="2"/>
          <table:table-cell table:number-columns-repeated="1018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ys" table:style-name="ta1" table:print="false">
        <table:table-column table:style-name="co7" table:default-cell-style-name="Default"/>
        <table:table-column table:style-name="co1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9" table:default-cell-style-name="ce1"/>
        <table:table-column table:style-name="co11" table:number-columns-repeated="1016" table:default-cell-style-name="Default"/>
        <table:table-row table:style-name="ro1">
          <table:table-cell/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26"/>
          <table:table-cell table:style-name="ce26" office:value-type="string">
            <text:p>User: Put a “1” in the column describing how you like each of the following.</text:p>
          </table:table-cell>
          <table:table-cell table:style-name="ce26" table:number-columns-repeated="5"/>
          <table:table-cell table:style-name="ce28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(No input will be regarded as a “No opinion”)</text:p>
          </table:table-cell>
          <table:table-cell table:style-name="ce26" table:number-columns-repeated="1022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27" table:formula="of:=LOOKUP([.D5];[$Criterion.$A$15:.$A$24];[$Criterion.$B$15:.$B$24])" office:value-type="string" office:string-value="# of days off" table:number-columns-spanned="2" table:number-rows-spanned="1">
            <text:p># of days off</text:p>
          </table:table-cell>
          <table:covered-table-cell/>
          <table:table-cell table:number-columns-repeated="1018"/>
        </table:table-row>
        <table:table-row table:style-name="ro1">
          <table:table-cell table:style-name="ce1"/>
          <table:table-cell table:style-name="ce9" office:value-type="string">
            <text:p>Strong Dislike</text:p>
          </table:table-cell>
          <table:table-cell table:style-name="ce9" office:value-type="string">
            <text:p>Dislike</text:p>
          </table:table-cell>
          <table:table-cell table:style-name="ce9" office:value-type="string">
            <text:p>No opinion</text:p>
          </table:table-cell>
          <table:table-cell table:style-name="ce9" office:value-type="string">
            <text:p>Like</text:p>
          </table:table-cell>
          <table:table-cell table:style-name="ce9" office:value-type="string">
            <text:p>Strong Like</text:p>
          </table:table-cell>
          <table:table-cell table:style-name="ce9" office:value-type="string">
            <text:p>Number</text:p>
          </table:table-cell>
          <table:table-cell table:style-name="ce9" office:value-type="string">
            <text:p>Value</text:p>
          </table:table-cell>
          <table:table-cell table:number-columns-repeated="1016"/>
        </table:table-row>
        <table:table-row table:style-name="ro1">
          <table:table-cell table:style-name="ce9"/>
          <table:table-cell table:number-columns-repeated="2" table:style-name="ce9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1" office:value-type="float" office:value="2">
            <text:p>2</text:p>
          </table:table-cell>
          <table:table-cell table:formula="of:=IF([.B7]=1;[$Criterion.$B$13];IF([.C7]=1; [$Criterion.$C$13]; IF([.E7]=1; [$Criterion.$E$13]; IF([.F7]=1; [$Criterion.$F$13]; 0))))" office:value-type="float" office:value="1">
            <text:p>1</text:p>
          </table:table-cell>
          <table:table-cell table:style-name="ce29" table:number-columns-repeated="1015"/>
          <table:table-cell/>
        </table:table-row>
        <table:table-row table:style-name="ro1">
          <table:table-cell table:style-name="ce9"/>
          <table:table-cell table:number-columns-repeated="2" table:style-name="ce9"/>
          <table:table-cell table:style-name="ce9"/>
          <table:table-cell table:style-name="ce9"/>
          <table:table-cell table:style-name="ce9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formula="of:=IF([.B8]=1;[$Criterion.$B$13];IF([.C8]=1; [$Criterion.$C$13]; IF([.E8]=1; [$Criterion.$E$13]; IF([.F8]=1; [$Criterion.$F$13]; 0))))" office:value-type="float" office:value="2">
            <text:p>2</text:p>
          </table:table-cell>
          <table:table-cell table:style-name="ce29" table:number-columns-repeated="1015"/>
          <table:table-cell/>
        </table:table-row>
        <table:table-row table:style-name="ro1">
          <table:table-cell table:style-name="ce9"/>
          <table:table-cell table:number-columns-repeated="2" table:style-name="ce9"/>
          <table:table-cell table:style-name="ce9"/>
          <table:table-cell table:number-columns-repeated="2" table:style-name="ce9"/>
          <table:table-cell table:style-name="ce1" office:value-type="float" office:value="4">
            <office:annotation draw:style-name="gr1" draw:text-style-name="P1" svg:width="1.1413in" svg:height="0.5457in" svg:x="4.8417in" svg:y="0.6933in" draw:caption-point-x="-0.2402in" draw:caption-point-y="0.5949in">
              <dc:date>2019-08-22T00:00:00</dc:date>
              <text:p text:style-name="P1">Included for weekend warriors</text:p>
            </office:annotation>
            <text:p>4</text:p>
          </table:table-cell>
          <table:table-cell table:formula="of:=IF([.B9]=1;[$Criterion.$B$13];IF([.C9]=1; [$Criterion.$C$13]; IF([.E9]=1; [$Criterion.$E$13]; IF([.F9]=1; [$Criterion.$F$13]; 0))))" office:value-type="float" office:value="0">
            <text:p>0</text:p>
          </table:table-cell>
          <table:table-cell table:style-name="ce29" table:number-columns-repeated="1015"/>
          <table:table-cell/>
        </table:table-row>
        <table:table-row table:style-name="ro1">
          <table:table-cell table:style-name="ce9"/>
          <table:table-cell table:number-columns-repeated="2" table:style-name="ce9"/>
          <table:table-cell table:style-name="ce9"/>
          <table:table-cell table:number-columns-repeated="2" table:style-name="ce9"/>
          <table:table-cell table:style-name="ce1" office:value-type="float" office:value="5">
            <office:annotation draw:style-name="gr2" draw:text-style-name="P1" svg:width="1.1413in" svg:height="0.5457in" svg:x="4.8417in" svg:y="0.8539in" draw:caption-point-x="-0.2402in" draw:caption-point-y="0.5949in">
              <dc:date>2019-08-22T00:00:00</dc:date>
              <text:p text:style-name="P1">Included for weekend warriors</text:p>
            </office:annotation>
            <text:p>5</text:p>
          </table:table-cell>
          <table:table-cell table:formula="of:=IF([.B10]=1;[$Criterion.$B$13];IF([.C10]=1; [$Criterion.$C$13]; IF([.E10]=1; [$Criterion.$E$13]; IF([.F10]=1; [$Criterion.$F$13]; 0))))" office:value-type="float" office:value="0">
            <text:p>0</text:p>
          </table:table-cell>
          <table:table-cell table:style-name="ce29" table:number-columns-repeated="1015"/>
          <table:table-cell/>
        </table:table-row>
        <table:table-row table:style-name="ro1">
          <table:table-cell table:style-name="ce9" table:number-columns-repeated="6"/>
          <table:table-cell table:style-name="ce1"/>
          <table:table-cell/>
          <table:table-cell table:style-name="ce29" table:number-columns-repeated="1015"/>
          <table:table-cell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27" table:formula="of:=LOOKUP([.D12];[$Criterion.$A$15:.$A$24];[$Criterion.$B$15:.$B$24])" office:value-type="string" office:string-value="Days off" table:number-columns-spanned="2" table:number-rows-spanned="1">
            <text:p>Days off</text:p>
          </table:table-cell>
          <table:covered-table-cell/>
          <table:table-cell table:number-columns-repeated="1018"/>
        </table:table-row>
        <table:table-row table:style-name="ro1">
          <table:table-cell table:style-name="ce1"/>
          <table:table-cell table:style-name="ce9" office:value-type="string">
            <text:p>Strong Dislike</text:p>
          </table:table-cell>
          <table:table-cell table:style-name="ce9" office:value-type="string">
            <text:p>Dislike</text:p>
          </table:table-cell>
          <table:table-cell table:style-name="ce9" office:value-type="string">
            <text:p>No opinion</text:p>
          </table:table-cell>
          <table:table-cell table:style-name="ce9" office:value-type="string">
            <text:p>Like</text:p>
          </table:table-cell>
          <table:table-cell table:style-name="ce9" office:value-type="string">
            <text:p>Strong Like</text:p>
          </table:table-cell>
          <table:table-cell table:style-name="ce9" office:value-type="string">
            <text:p>Day</text:p>
          </table:table-cell>
          <table:table-cell table:number-columns-repeated="1017"/>
        </table:table-row>
        <table:table-row table:style-name="ro1">
          <table:table-cell table:style-name="ce9"/>
          <table:table-cell table:number-columns-repeated="2" table:style-name="ce9"/>
          <table:table-cell table:style-name="ce9"/>
          <table:table-cell table:number-columns-repeated="2" table:style-name="ce9"/>
          <table:table-cell table:style-name="ce1" office:value-type="string">
            <text:p>Sun</text:p>
          </table:table-cell>
          <table:table-cell table:formula="of:=IF([.B14]=1;[Criterion.$B$13];IF([.C14]=1; [Criterion.$C$13]; IF([.E14]=1; [Criterion.$E$13]; IF([.F14]=1; [Criterion.$F$13]; 0))))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9"/>
          <table:table-cell table:number-columns-repeated="2" table:style-name="ce9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1" office:value-type="string">
            <text:p>Mon</text:p>
          </table:table-cell>
          <table:table-cell table:formula="of:=IF([.B15]=1;[Criterion.$B$13];IF([.C15]=1; [Criterion.$C$13]; IF([.E15]=1; [Criterion.$E$13]; IF([.F15]=1; [Criterion.$F$13]; 0))))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9"/>
          <table:table-cell table:number-columns-repeated="2" table:style-name="ce9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1" office:value-type="string">
            <text:p>Tue</text:p>
          </table:table-cell>
          <table:table-cell table:formula="of:=IF([.B16]=1;[Criterion.$B$13];IF([.C16]=1; [Criterion.$C$13]; IF([.E16]=1; [Criterion.$E$13]; IF([.F16]=1; [Criterion.$F$13]; 0))))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9"/>
          <table:table-cell table:number-columns-repeated="2" table:style-name="ce9"/>
          <table:table-cell table:style-name="ce9"/>
          <table:table-cell table:style-name="ce9"/>
          <table:table-cell table:style-name="ce9" office:value-type="float" office:value="1">
            <text:p>1</text:p>
          </table:table-cell>
          <table:table-cell table:style-name="ce1" office:value-type="string">
            <text:p>Wed</text:p>
          </table:table-cell>
          <table:table-cell table:formula="of:=IF([.B17]=1;[Criterion.$B$13];IF([.C17]=1; [Criterion.$C$13]; IF([.E17]=1; [Criterion.$E$13]; IF([.F17]=1; [Criterion.$F$13]; 0))))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9"/>
          <table:table-cell table:number-columns-repeated="2" table:style-name="ce9"/>
          <table:table-cell table:style-name="ce9"/>
          <table:table-cell table:style-name="ce9"/>
          <table:table-cell table:style-name="ce9" office:value-type="float" office:value="1">
            <text:p>1</text:p>
          </table:table-cell>
          <table:table-cell table:style-name="ce1" office:value-type="string">
            <text:p>Thu</text:p>
          </table:table-cell>
          <table:table-cell table:formula="of:=IF([.B18]=1;[Criterion.$B$13];IF([.C18]=1; [Criterion.$C$13]; IF([.E18]=1; [Criterion.$E$13]; IF([.F18]=1; [Criterion.$F$13]; 0))))"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 table:style-name="ce1" office:value-type="string">
            <text:p>Fri</text:p>
          </table:table-cell>
          <table:table-cell table:formula="of:=IF([.B19]=1;[Criterion.$B$13];IF([.C19]=1; [Criterion.$C$13]; IF([.E19]=1; [Criterion.$E$13]; IF([.F19]=1; [Criterion.$F$13]; 0))))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 table:style-name="ce1" office:value-type="string">
            <text:p>Sat</text:p>
          </table:table-cell>
          <table:table-cell table:formula="of:=IF([.B20]=1;[Criterion.$B$13];IF([.C20]=1; [Criterion.$C$13]; IF([.E20]=1; [Criterion.$E$13]; IF([.F20]=1; [Criterion.$F$13]; 0))))" office:value-type="float" office:value="0">
            <text:p>0</text:p>
          </table:table-cell>
          <table:table-cell table:number-columns-repeated="1016"/>
        </table:table-row>
        <table:table-row table:style-name="ro1" table:number-rows-repeated="8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s" table:style-name="ta1" table:print="false">
        <table:table-column table:style-name="co7" table:default-cell-style-name="Default"/>
        <table:table-column table:style-name="co1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1" table:default-cell-style-name="ce1"/>
        <table:table-row table:style-name="ro1">
          <table:table-cell/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table:style-name="ce26" office:value-type="string">
            <text:p>User: Put a “1” in the column describing how you like each of the following.</text:p>
          </table:table-cell>
          <table:table-cell table:style-name="ce1" table:number-columns-repeated="4"/>
          <table:table-cell/>
          <table:table-cell table:style-name="ce30"/>
        </table:table-row>
        <table:table-row table:style-name="ro1">
          <table:table-cell/>
          <table:table-cell table:style-name="ce26" office:value-type="string">
            <text:p>(No input will be regarded as a “No opinion”)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26"/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27" table:formula="of:=LOOKUP([.D5];[$Criterion.$A$15:.$A$24];[$Criterion.$B$15:.$B$24])" office:value-type="string" office:string-value="Start Times" table:number-columns-spanned="2" table:number-rows-spanned="1">
            <text:p>Start Times</text:p>
          </table:table-cell>
          <table:covered-table-cell/>
          <table:table-cell table:number-columns-repeated="2"/>
        </table:table-row>
        <table:table-row table:style-name="ro1">
          <table:table-cell table:style-name="ce1"/>
          <table:table-cell table:style-name="ce9" office:value-type="string">
            <text:p>Strong Dislike</text:p>
          </table:table-cell>
          <table:table-cell table:style-name="ce9" office:value-type="string">
            <text:p>Dislike</text:p>
          </table:table-cell>
          <table:table-cell table:style-name="ce9" office:value-type="string">
            <text:p>No opinion</text:p>
          </table:table-cell>
          <table:table-cell table:style-name="ce9" office:value-type="string">
            <text:p>Like</text:p>
          </table:table-cell>
          <table:table-cell table:style-name="ce9" office:value-type="string">
            <text:p>Strong Like</text:p>
          </table:table-cell>
          <table:table-cell table:style-name="ce9" office:value-type="string">
            <text:p>Start time</text:p>
          </table:table-cell>
          <table:table-cell table:style-name="ce9" office:value-type="string">
            <text:p>Value</text:p>
          </table:table-cell>
        </table:table-row>
        <table:table-row table:style-name="ro1">
          <table:table-cell table:style-name="ce9"/>
          <table:table-cell table:number-columns-repeated="2" table:style-name="ce9"/>
          <table:table-cell table:style-name="ce9"/>
          <table:table-cell table:number-columns-repeated="2" table:style-name="ce9"/>
          <table:table-cell table:style-name="ce1" office:value-type="string">
            <text:p>0000-0059</text:p>
          </table:table-cell>
          <table:table-cell table:formula="of:=IF([.B7]=1;[$Criterion.$B$13];IF([.C7]=1; [$Criterion.$C$13]; IF([.E7]=1; [$Criterion.$E$13]; IF([.F7]=1; [$Criterion.$F$13]; 0))))" office:value-type="float" office:value="0">
            <text:p>0</text:p>
          </table:table-cell>
        </table:table-row>
        <table:table-row table:style-name="ro1">
          <table:table-cell table:style-name="ce9"/>
          <table:table-cell table:number-columns-repeated="2" table:style-name="ce9"/>
          <table:table-cell table:style-name="ce9"/>
          <table:table-cell table:number-columns-repeated="2" table:style-name="ce9"/>
          <table:table-cell table:style-name="ce1" office:value-type="string">
            <text:p>0100-0159</text:p>
          </table:table-cell>
          <table:table-cell table:formula="of:=IF([.B8]=1;[$Criterion.$B$13];IF([.C8]=1; [$Criterion.$C$13]; IF([.E8]=1; [$Criterion.$E$13]; IF([.F8]=1; [$Criterion.$F$13]; 0))))" office:value-type="float" office:value="0">
            <text:p>0</text:p>
          </table:table-cell>
        </table:table-row>
        <table:table-row table:style-name="ro1">
          <table:table-cell table:style-name="ce9"/>
          <table:table-cell table:number-columns-repeated="2" table:style-name="ce9"/>
          <table:table-cell table:style-name="ce9"/>
          <table:table-cell table:number-columns-repeated="2" table:style-name="ce9"/>
          <table:table-cell table:style-name="ce1" office:value-type="string">
            <text:p>0200-0259</text:p>
          </table:table-cell>
          <table:table-cell table:formula="of:=IF([.B9]=1;[$Criterion.$B$13];IF([.C9]=1; [$Criterion.$C$13]; IF([.E9]=1; [$Criterion.$E$13]; IF([.F9]=1; [$Criterion.$F$13]; 0))))" office:value-type="float" office:value="0">
            <text:p>0</text:p>
          </table:table-cell>
        </table:table-row>
        <table:table-row table:style-name="ro1">
          <table:table-cell table:style-name="ce9"/>
          <table:table-cell table:number-columns-repeated="2" table:style-name="ce9"/>
          <table:table-cell table:style-name="ce9"/>
          <table:table-cell table:number-columns-repeated="2" table:style-name="ce9"/>
          <table:table-cell table:style-name="ce1" office:value-type="string">
            <text:p>0300-0359</text:p>
          </table:table-cell>
          <table:table-cell table:formula="of:=IF([.B10]=1;[$Criterion.$B$13];IF([.C10]=1; [$Criterion.$C$13]; IF([.E10]=1; [$Criterion.$E$13]; IF([.F10]=1; [$Criterion.$F$13]; 0))))" office:value-type="float" office:value="0">
            <text:p>0</text:p>
          </table:table-cell>
        </table:table-row>
        <table:table-row table:style-name="ro1">
          <table:table-cell table:style-name="ce9"/>
          <table:table-cell table:number-columns-repeated="2" table:style-name="ce9"/>
          <table:table-cell table:style-name="ce9"/>
          <table:table-cell table:number-columns-repeated="2" table:style-name="ce9"/>
          <table:table-cell table:style-name="ce1" office:value-type="string">
            <text:p>0400-0459</text:p>
          </table:table-cell>
          <table:table-cell table:formula="of:=IF([.B11]=1;[$Criterion.$B$13];IF([.C11]=1; [$Criterion.$C$13]; IF([.E11]=1; [$Criterion.$E$13]; IF([.F11]=1; [$Criterion.$F$13]; 0))))" office:value-type="float" office:value="0">
            <text:p>0</text:p>
          </table:table-cell>
        </table:table-row>
        <table:table-row table:style-name="ro1">
          <table:table-cell table:style-name="ce9"/>
          <table:table-cell table:number-columns-repeated="2" table:style-name="ce9"/>
          <table:table-cell table:style-name="ce9"/>
          <table:table-cell table:number-columns-repeated="2" table:style-name="ce9"/>
          <table:table-cell table:style-name="ce1" office:value-type="string">
            <text:p>0500-0559</text:p>
          </table:table-cell>
          <table:table-cell table:formula="of:=IF([.B12]=1;[$Criterion.$B$13];IF([.C12]=1; [$Criterion.$C$13]; IF([.E12]=1; [$Criterion.$E$13]; IF([.F12]=1; [$Criterion.$F$13]; 0))))" office:value-type="float" office:value="0">
            <text:p>0</text:p>
          </table:table-cell>
        </table:table-row>
        <table:table-row table:style-name="ro1">
          <table:table-cell table:style-name="ce9"/>
          <table:table-cell table:number-columns-repeated="2" table:style-name="ce9"/>
          <table:table-cell table:style-name="ce9"/>
          <table:table-cell table:number-columns-repeated="2" table:style-name="ce9"/>
          <table:table-cell table:style-name="ce1" office:value-type="string">
            <text:p>0600-0659</text:p>
          </table:table-cell>
          <table:table-cell table:formula="of:=IF([.B13]=1;[$Criterion.$B$13];IF([.C13]=1; [$Criterion.$C$13]; IF([.E13]=1; [$Criterion.$E$13]; IF([.F13]=1; [$Criterion.$F$13]; 0))))" office:value-type="float" office:value="0">
            <text:p>0</text:p>
          </table:table-cell>
        </table:table-row>
        <table:table-row table:style-name="ro1">
          <table:table-cell table:style-name="ce9"/>
          <table:table-cell table:number-columns-repeated="2" table:style-name="ce9"/>
          <table:table-cell table:style-name="ce9"/>
          <table:table-cell table:number-columns-repeated="2" table:style-name="ce9"/>
          <table:table-cell table:style-name="ce1" office:value-type="string">
            <text:p>0700-0759</text:p>
          </table:table-cell>
          <table:table-cell table:formula="of:=IF([.B14]=1;[$Criterion.$B$13];IF([.C14]=1; [$Criterion.$C$13]; IF([.E14]=1; [$Criterion.$E$13]; IF([.F14]=1; [$Criterion.$F$13]; 0))))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/>
          <table:table-cell/>
          <table:table-cell table:style-name="ce9"/>
          <table:table-cell table:style-name="ce1" office:value-type="string">
            <text:p>0800-0859</text:p>
          </table:table-cell>
          <table:table-cell table:formula="of:=IF([.B15]=1;[$Criterion.$B$13];IF([.C15]=1; [$Criterion.$C$13]; IF([.E15]=1; [$Criterion.$E$13]; IF([.F15]=1; [$Criterion.$F$13]; 0))))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/>
          <table:table-cell/>
          <table:table-cell table:style-name="ce9"/>
          <table:table-cell table:style-name="ce1" office:value-type="string">
            <text:p>0090-0959</text:p>
          </table:table-cell>
          <table:table-cell table:formula="of:=IF([.B16]=1;[$Criterion.$B$13];IF([.C16]=1; [$Criterion.$C$13]; IF([.E16]=1; [$Criterion.$E$13]; IF([.F16]=1; [$Criterion.$F$13]; 0))))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/>
          <table:table-cell/>
          <table:table-cell table:style-name="ce9"/>
          <table:table-cell table:style-name="ce1" office:value-type="string">
            <text:p>1000-1059</text:p>
          </table:table-cell>
          <table:table-cell table:formula="of:=IF([.B17]=1;[$Criterion.$B$13];IF([.C17]=1; [$Criterion.$C$13]; IF([.E17]=1; [$Criterion.$E$13]; IF([.F17]=1; [$Criterion.$F$13]; 0))))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/>
          <table:table-cell/>
          <table:table-cell table:style-name="ce9"/>
          <table:table-cell table:style-name="ce1" office:value-type="string">
            <text:p>1100-1159</text:p>
          </table:table-cell>
          <table:table-cell table:formula="of:=IF([.B18]=1;[$Criterion.$B$13];IF([.C18]=1; [$Criterion.$C$13]; IF([.E18]=1; [$Criterion.$E$13]; IF([.F18]=1; [$Criterion.$F$13]; 0))))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/>
          <table:table-cell office:value-type="float" office:value="1">
            <text:p>1</text:p>
          </table:table-cell>
          <table:table-cell table:style-name="ce9"/>
          <table:table-cell table:style-name="ce1" office:value-type="string">
            <text:p>1200-1259</text:p>
          </table:table-cell>
          <table:table-cell table:formula="of:=IF([.B19]=1;[$Criterion.$B$13];IF([.C19]=1; [$Criterion.$C$13]; IF([.E19]=1; [$Criterion.$E$13]; IF([.F19]=1; [$Criterion.$F$13]; 0))))" office:value-type="float" office:value="1">
            <text:p>1</text:p>
          </table:table-cell>
        </table:table-row>
        <table:table-row table:style-name="ro1">
          <table:table-cell/>
          <table:table-cell table:number-columns-repeated="2"/>
          <table:table-cell/>
          <table:table-cell office:value-type="float" office:value="1">
            <text:p>1</text:p>
          </table:table-cell>
          <table:table-cell table:style-name="ce9"/>
          <table:table-cell table:style-name="ce1" office:value-type="string">
            <text:p>1300-1359</text:p>
          </table:table-cell>
          <table:table-cell table:formula="of:=IF([.B20]=1;[$Criterion.$B$13];IF([.C20]=1; [$Criterion.$C$13]; IF([.E20]=1; [$Criterion.$E$13]; IF([.F20]=1; [$Criterion.$F$13]; 0))))" office:value-type="float" office:value="1">
            <text:p>1</text:p>
          </table:table-cell>
        </table:table-row>
        <table:table-row table:style-name="ro1">
          <table:table-cell table:style-name="ce1"/>
          <table:table-cell table:number-columns-repeated="2"/>
          <table:table-cell/>
          <table:table-cell/>
          <table:table-cell table:style-name="ce9" office:value-type="float" office:value="1">
            <text:p>1</text:p>
          </table:table-cell>
          <table:table-cell table:style-name="ce1" office:value-type="string">
            <text:p>1400-1459</text:p>
          </table:table-cell>
          <table:table-cell table:formula="of:=IF([.B21]=1;[$Criterion.$B$13];IF([.C21]=1; [$Criterion.$C$13]; IF([.E21]=1; [$Criterion.$E$13]; IF([.F21]=1; [$Criterion.$F$13]; 0))))"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2"/>
          <table:table-cell/>
          <table:table-cell/>
          <table:table-cell table:style-name="ce9" office:value-type="float" office:value="1">
            <text:p>1</text:p>
          </table:table-cell>
          <table:table-cell table:style-name="ce1" office:value-type="string">
            <text:p>1500-1559</text:p>
          </table:table-cell>
          <table:table-cell table:formula="of:=IF([.B22]=1;[$Criterion.$B$13];IF([.C22]=1; [$Criterion.$C$13]; IF([.E22]=1; [$Criterion.$E$13]; IF([.F22]=1; [$Criterion.$F$13]; 0))))"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2"/>
          <table:table-cell/>
          <table:table-cell/>
          <table:table-cell table:style-name="ce9"/>
          <table:table-cell table:style-name="ce1" office:value-type="string">
            <text:p>1600-1659</text:p>
          </table:table-cell>
          <table:table-cell table:formula="of:=IF([.B23]=1;[$Criterion.$B$13];IF([.C23]=1; [$Criterion.$C$13]; IF([.E23]=1; [$Criterion.$E$13]; IF([.F23]=1; [$Criterion.$F$13]; 0))))" office:value-type="float" office:value="0">
            <text:p>0</text:p>
          </table:table-cell>
        </table:table-row>
        <table:table-row table:style-name="ro1">
          <table:table-cell table:style-name="ce1"/>
          <table:table-cell table:number-columns-repeated="2"/>
          <table:table-cell/>
          <table:table-cell/>
          <table:table-cell table:style-name="ce9"/>
          <table:table-cell table:style-name="ce1" office:value-type="string">
            <text:p>1700-1759</text:p>
          </table:table-cell>
          <table:table-cell table:formula="of:=IF([.B24]=1;[$Criterion.$B$13];IF([.C24]=1; [$Criterion.$C$13]; IF([.E24]=1; [$Criterion.$E$13]; IF([.F24]=1; [$Criterion.$F$13]; 0))))" office:value-type="float" office:value="0">
            <text:p>0</text:p>
          </table:table-cell>
        </table:table-row>
        <table:table-row table:style-name="ro1">
          <table:table-cell table:style-name="ce1"/>
          <table:table-cell table:number-columns-repeated="2"/>
          <table:table-cell/>
          <table:table-cell/>
          <table:table-cell table:style-name="ce9"/>
          <table:table-cell table:style-name="ce1" office:value-type="string">
            <text:p>1800-1859</text:p>
          </table:table-cell>
          <table:table-cell table:formula="of:=IF([.B25]=1;[$Criterion.$B$13];IF([.C25]=1; [$Criterion.$C$13]; IF([.E25]=1; [$Criterion.$E$13]; IF([.F25]=1; [$Criterion.$F$13]; 0))))" office:value-type="float" office:value="0">
            <text:p>0</text:p>
          </table:table-cell>
        </table:table-row>
        <table:table-row table:style-name="ro1">
          <table:table-cell table:style-name="ce1"/>
          <table:table-cell table:number-columns-repeated="2"/>
          <table:table-cell/>
          <table:table-cell/>
          <table:table-cell table:style-name="ce9"/>
          <table:table-cell table:style-name="ce1" office:value-type="string">
            <text:p>1900-1959</text:p>
          </table:table-cell>
          <table:table-cell table:formula="of:=IF([.B26]=1;[$Criterion.$B$13];IF([.C26]=1; [$Criterion.$C$13]; IF([.E26]=1; [$Criterion.$E$13]; IF([.F26]=1; [$Criterion.$F$13]; 0))))" office:value-type="float" office:value="0">
            <text:p>0</text:p>
          </table:table-cell>
        </table:table-row>
        <table:table-row table:style-name="ro1">
          <table:table-cell table:style-name="ce1"/>
          <table:table-cell table:number-columns-repeated="2"/>
          <table:table-cell/>
          <table:table-cell/>
          <table:table-cell table:style-name="ce9"/>
          <table:table-cell table:style-name="ce1" office:value-type="string">
            <text:p>2000-2059</text:p>
          </table:table-cell>
          <table:table-cell table:formula="of:=IF([.B27]=1;[$Criterion.$B$13];IF([.C27]=1; [$Criterion.$C$13]; IF([.E27]=1; [$Criterion.$E$13]; IF([.F27]=1; [$Criterion.$F$13]; 0))))" office:value-type="float" office:value="0">
            <text:p>0</text:p>
          </table:table-cell>
        </table:table-row>
        <table:table-row table:style-name="ro1">
          <table:table-cell table:style-name="ce1"/>
          <table:table-cell table:number-columns-repeated="2"/>
          <table:table-cell/>
          <table:table-cell/>
          <table:table-cell table:style-name="ce9"/>
          <table:table-cell table:style-name="ce1" office:value-type="string">
            <text:p>2100-2159</text:p>
          </table:table-cell>
          <table:table-cell table:formula="of:=IF([.B28]=1;[$Criterion.$B$13];IF([.C28]=1; [$Criterion.$C$13]; IF([.E28]=1; [$Criterion.$E$13]; IF([.F28]=1; [$Criterion.$F$13]; 0))))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/>
          <table:table-cell/>
          <table:table-cell table:style-name="ce9"/>
          <table:table-cell table:style-name="ce1" office:value-type="string">
            <text:p>2200-2259</text:p>
          </table:table-cell>
          <table:table-cell table:formula="of:=IF([.B29]=1;[$Criterion.$B$13];IF([.C29]=1; [$Criterion.$C$13]; IF([.E29]=1; [$Criterion.$E$13]; IF([.F29]=1; [$Criterion.$F$13]; 0))))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/>
          <table:table-cell/>
          <table:table-cell table:style-name="ce9"/>
          <table:table-cell table:style-name="ce1" office:value-type="string">
            <text:p>2300-2359</text:p>
          </table:table-cell>
          <table:table-cell table:formula="of:=IF([.B30]=1;[$Criterion.$B$13];IF([.C30]=1; [$Criterion.$C$13]; IF([.E30]=1; [$Criterion.$E$13]; IF([.F30]=1; [$Criterion.$F$13]; 0))))" office:value-type="float" office:value="0">
            <text:p>0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10">
          <table:table-cell table:number-columns-repeated="7"/>
          <table:table-cell table:style-name="Default"/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reas" table:style-name="ta1" table:print="false">
        <table:table-column table:style-name="co7" table:default-cell-style-name="Default"/>
        <table:table-column table:style-name="co1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1" table:default-cell-style-name="ce1"/>
        <table:table-row table:style-name="ro1">
          <table:table-cell/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table:style-name="ce26" office:value-type="string">
            <text:p>User: Put a “1” in the column describing how you like each of the following.</text:p>
          </table:table-cell>
          <table:table-cell table:style-name="ce1" table:number-columns-repeated="4"/>
          <table:table-cell/>
          <table:table-cell table:style-name="ce30"/>
        </table:table-row>
        <table:table-row table:style-name="ro1">
          <table:table-cell/>
          <table:table-cell table:style-name="ce26" office:value-type="string">
            <text:p>(No input will be regarded as a “No opinion”)</text:p>
          </table:table-cell>
          <table:table-cell table:style-name="ce1" table:number-columns-repeated="4"/>
          <table:table-cell/>
          <table:table-cell table:style-name="ce30"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style-name="ce27" table:formula="of:=LOOKUP([.D5];[$Criterion.$A$15:.$A$24];[$Criterion.$B$15:.$B$24])" office:value-type="string" office:string-value="Work Areas" table:number-columns-spanned="2" table:number-rows-spanned="1">
            <text:p>Work Areas</text:p>
          </table:table-cell>
          <table:covered-table-cell/>
          <table:table-cell table:number-columns-repeated="2"/>
        </table:table-row>
        <table:table-row table:style-name="ro1">
          <table:table-cell table:style-name="ce1"/>
          <table:table-cell table:style-name="ce9" office:value-type="string">
            <text:p>Strong Dislike</text:p>
          </table:table-cell>
          <table:table-cell table:style-name="ce9" office:value-type="string">
            <text:p>Dislike</text:p>
          </table:table-cell>
          <table:table-cell table:style-name="ce9" office:value-type="string">
            <text:p>No opinion</text:p>
          </table:table-cell>
          <table:table-cell table:style-name="ce9" office:value-type="string">
            <text:p>Like</text:p>
          </table:table-cell>
          <table:table-cell table:style-name="ce9" office:value-type="string">
            <text:p>Strong Like</text:p>
          </table:table-cell>
          <table:table-cell table:style-name="ce9" office:value-type="string">
            <text:p>Work area</text:p>
          </table:table-cell>
          <table:table-cell table:style-name="ce9" office:value-type="string">
            <text:p>Value</text:p>
          </table:table-cell>
        </table:table-row>
        <table:table-row table:style-name="ro2">
          <table:table-cell table:style-name="ce9"/>
          <table:table-cell table:number-columns-repeated="2" table:style-name="ce9"/>
          <table:table-cell table:style-name="ce9"/>
          <table:table-cell table:style-name="ce9"/>
          <table:table-cell table:style-name="ce9" office:value-type="float" office:value="1">
            <text:p>1</text:p>
          </table:table-cell>
          <table:table-cell table:style-name="ce6" office:value-type="string">
            <text:p>abr</text:p>
          </table:table-cell>
          <table:table-cell table:formula="of:=IF([.B7]=1;[$Criterion.$B$13];IF([.C7]=1; [$Criterion.$C$13]; IF([.E7]=1; [$Criterion.$E$13]; IF([.F7]=1; [$Criterion.$F$13]; 0))))" office:value-type="float" office:value="2">
            <text:p>2</text:p>
          </table:table-cell>
        </table:table-row>
        <table:table-row table:style-name="ro2">
          <table:table-cell/>
          <table:table-cell table:number-columns-repeated="2" table:style-name="ce9"/>
          <table:table-cell table:style-name="ce9"/>
          <table:table-cell table:style-name="ce9"/>
          <table:table-cell table:style-name="ce9" office:value-type="float" office:value="1">
            <text:p>1</text:p>
          </table:table-cell>
          <table:table-cell table:style-name="ce6" office:value-type="string">
            <text:p>prem</text:p>
          </table:table-cell>
          <table:table-cell table:formula="of:=IF([.B8]=1;[$Criterion.$B$13];IF([.C8]=1; [$Criterion.$C$13]; IF([.E8]=1; [$Criterion.$E$13]; IF([.F8]=1; [$Criterion.$F$13]; 0))))" office:value-type="float" office:value="2">
            <text:p>2</text:p>
          </table:table-cell>
        </table:table-row>
        <table:table-row table:style-name="ro1">
          <table:table-cell/>
          <table:table-cell table:number-columns-repeated="2" table:style-name="ce9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6" office:value-type="string">
            <text:p>t4-t5</text:p>
          </table:table-cell>
          <table:table-cell table:formula="of:=IF([.B9]=1;[$Criterion.$B$13];IF([.C9]=1; [$Criterion.$C$13]; IF([.E9]=1; [$Criterion.$E$13]; IF([.F9]=1; [$Criterion.$F$13]; 0))))" office:value-type="float" office:value="1">
            <text:p>1</text:p>
          </table:table-cell>
        </table:table-row>
        <table:table-row table:style-name="ro1">
          <table:table-cell/>
          <table:table-cell table:number-columns-repeated="2" table:style-name="ce9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6" office:value-type="string">
            <text:p>t4 aux</text:p>
          </table:table-cell>
          <table:table-cell table:formula="of:=IF([.B10]=1;[$Criterion.$B$13];IF([.C10]=1; [$Criterion.$C$13]; IF([.E10]=1; [$Criterion.$E$13]; IF([.F10]=1; [$Criterion.$F$13]; 0))))" office:value-type="float" office:value="1">
            <text:p>1</text:p>
          </table:table-cell>
        </table:table-row>
        <table:table-row table:style-name="ro2">
          <table:table-cell/>
          <table:table-cell table:number-columns-repeated="2" table:style-name="ce9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6" office:value-type="string">
            <text:p>t4 br</text:p>
          </table:table-cell>
          <table:table-cell table:formula="of:=IF([.B11]=1;[$Criterion.$B$13];IF([.C11]=1; [$Criterion.$C$13]; IF([.E11]=1; [$Criterion.$E$13]; IF([.F11]=1; [$Criterion.$F$13]; 0))))" office:value-type="float" office:value="1">
            <text:p>1</text:p>
          </table:table-cell>
        </table:table-row>
        <table:table-row table:style-name="ro1">
          <table:table-cell/>
          <table:table-cell table:number-columns-repeated="2" table:style-name="ce9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6" office:value-type="string">
            <text:p>encode</text:p>
          </table:table-cell>
          <table:table-cell table:formula="of:=IF([.B12]=1;[$Criterion.$B$13];IF([.C12]=1; [$Criterion.$C$13]; IF([.E12]=1; [$Criterion.$E$13]; IF([.F12]=1; [$Criterion.$F$13]; 0))))" office:value-type="float" office:value="1">
            <text:p>1</text:p>
          </table:table-cell>
        </table:table-row>
        <table:table-row table:style-name="ro2">
          <table:table-cell/>
          <table:table-cell table:number-columns-repeated="2" table:style-name="ce9"/>
          <table:table-cell table:style-name="ce9"/>
          <table:table-cell table:number-columns-repeated="2" table:style-name="ce9"/>
          <table:table-cell table:style-name="ce6" office:value-type="string">
            <text:p>t5 br</text:p>
          </table:table-cell>
          <table:table-cell table:formula="of:=IF([.B13]=1;[$Criterion.$B$13];IF([.C13]=1; [$Criterion.$C$13]; IF([.E13]=1; [$Criterion.$E$13]; IF([.F13]=1; [$Criterion.$F$13]; 0))))" office:value-type="float" office:value="0">
            <text:p>0</text:p>
          </table:table-cell>
        </table:table-row>
        <table:table-row table:style-name="ro1">
          <table:table-cell/>
          <table:table-cell table:number-columns-repeated="2" table:style-name="ce9"/>
          <table:table-cell table:style-name="ce9"/>
          <table:table-cell table:number-columns-repeated="2" table:style-name="ce9"/>
          <table:table-cell table:style-name="ce6" office:value-type="string">
            <text:p>t4 bx</text:p>
          </table:table-cell>
          <table:table-cell table:formula="of:=IF([.B14]=1;[$Criterion.$B$13];IF([.C14]=1; [$Criterion.$C$13]; IF([.E14]=1; [$Criterion.$E$13]; IF([.F14]=1; [$Criterion.$F$13]; 0))))" office:value-type="float" office:value="0">
            <text:p>0</text:p>
          </table:table-cell>
        </table:table-row>
        <table:table-row table:style-name="ro2">
          <table:table-cell/>
          <table:table-cell table:number-columns-repeated="2" table:style-name="ce9"/>
          <table:table-cell table:style-name="ce9"/>
          <table:table-cell table:number-columns-repeated="2" table:style-name="ce9"/>
          <table:table-cell table:style-name="ce6" office:value-type="string">
            <text:p>ib</text:p>
          </table:table-cell>
          <table:table-cell table:formula="of:=IF([.B15]=1;[$Criterion.$B$13];IF([.C15]=1; [$Criterion.$C$13]; IF([.E15]=1; [$Criterion.$E$13]; IF([.F15]=1; [$Criterion.$F$13]; 0))))" office:value-type="float" office:value="0">
            <text:p>0</text:p>
          </table:table-cell>
        </table:table-row>
        <table:table-row table:style-name="ro2">
          <table:table-cell/>
          <table:table-cell table:number-columns-repeated="2" table:style-name="ce9"/>
          <table:table-cell table:style-name="ce9"/>
          <table:table-cell table:number-columns-repeated="2" table:style-name="ce9"/>
          <table:table-cell table:style-name="ce6" office:value-type="string">
            <text:p>intl ib</text:p>
          </table:table-cell>
          <table:table-cell table:formula="of:=IF([.B16]=1;[$Criterion.$B$13];IF([.C16]=1; [$Criterion.$C$13]; IF([.E16]=1; [$Criterion.$E$13]; IF([.F16]=1; [$Criterion.$F$13]; 0))))" office:value-type="float" office:value="0">
            <text:p>0</text:p>
          </table:table-cell>
        </table:table-row>
        <table:table-row table:style-name="ro1">
          <table:table-cell/>
          <table:table-cell table:number-columns-repeated="2" table:style-name="ce9"/>
          <table:table-cell table:style-name="ce9"/>
          <table:table-cell table:number-columns-repeated="2" table:style-name="ce9"/>
          <table:table-cell table:style-name="ce6" office:value-type="string">
            <text:p>t5 aux</text:p>
          </table:table-cell>
          <table:table-cell table:formula="of:=IF([.B17]=1;[$Criterion.$B$13];IF([.C17]=1; [$Criterion.$C$13]; IF([.E17]=1; [$Criterion.$E$13]; IF([.F17]=1; [$Criterion.$F$13]; 0))))" office:value-type="float" office:value="0">
            <text:p>0</text:p>
          </table:table-cell>
        </table:table-row>
        <table:table-row table:style-name="ro1">
          <table:table-cell/>
          <table:table-cell table:number-columns-repeated="2" table:style-name="ce9"/>
          <table:table-cell table:style-name="ce9"/>
          <table:table-cell table:number-columns-repeated="2" table:style-name="ce9"/>
          <table:table-cell table:style-name="ce6" office:value-type="string">
            <text:p>mobile</text:p>
          </table:table-cell>
          <table:table-cell table:formula="of:=IF([.B18]=1;[$Criterion.$B$13];IF([.C18]=1; [$Criterion.$C$13]; IF([.E18]=1; [$Criterion.$E$13]; IF([.F18]=1; [$Criterion.$F$13]; 0))))" office:value-type="float" office:value="0">
            <text:p>0</text:p>
          </table:table-cell>
        </table:table-row>
        <table:table-row table:style-name="ro2">
          <table:table-cell/>
          <table:table-cell table:number-columns-repeated="2" table:style-name="ce9"/>
          <table:table-cell table:style-name="ce9"/>
          <table:table-cell table:number-columns-repeated="2" table:style-name="ce9"/>
          <table:table-cell table:style-name="ce6" office:value-type="string">
            <text:p>pps</text:p>
          </table:table-cell>
          <table:table-cell table:formula="of:=IF([.B19]=1;[$Criterion.$B$13];IF([.C19]=1; [$Criterion.$C$13]; IF([.E19]=1; [$Criterion.$E$13]; IF([.F19]=1; [$Criterion.$F$13]; 0))))" office:value-type="float" office:value="0">
            <text:p>0</text:p>
          </table:table-cell>
        </table:table-row>
        <table:table-row table:style-name="ro1">
          <table:table-cell/>
          <table:table-cell table:number-columns-repeated="2" table:style-name="ce9"/>
          <table:table-cell table:style-name="ce9"/>
          <table:table-cell table:number-columns-repeated="2" table:style-name="ce9"/>
          <table:table-cell table:style-name="ce1" office:value-type="string">
            <text:p>eq</text:p>
          </table:table-cell>
          <table:table-cell table:formula="of:=IF([.B20]=1;[$Criterion.$B$13];IF([.C20]=1; [$Criterion.$C$13]; IF([.E20]=1; [$Criterion.$E$13]; IF([.F20]=1; [$Criterion.$F$13]; 0))))" office:value-type="float" office:value="0">
            <text:p>0</text:p>
          </table:table-cell>
        </table:table-row>
        <table:table-row table:style-name="ro1">
          <table:table-cell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/>
          <table:table-cell table:style-name="ce6" office:value-type="string">
            <text:p>Pier 18</text:p>
          </table:table-cell>
          <table:table-cell table:formula="of:=IF([.B21]=1;[$Criterion.$B$13];IF([.C21]=1; [$Criterion.$C$13]; IF([.E21]=1; [$Criterion.$E$13]; IF([.F21]=1; [$Criterion.$F$13]; 0))))" office:value-type="float" office:value="-1">
            <text:p>-1</text:p>
          </table:table-cell>
        </table:table-row>
        <table:table-row table:style-name="ro1"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number-columns-repeated="2" table:style-name="ce9"/>
          <table:table-cell table:style-name="ce1" office:value-type="string">
            <text:p>remote</text:p>
          </table:table-cell>
          <table:table-cell table:formula="of:=IF([.B22]=1;[$Criterion.$B$13];IF([.C22]=1; [$Criterion.$C$13]; IF([.E22]=1; [$Criterion.$E$13]; IF([.F22]=1; [$Criterion.$F$13]; 0))))" office:value-type="float" office:value="-2">
            <text:p>-2</text:p>
          </table:table-cell>
        </table:table-row>
        <table:table-row table:style-name="ro1">
          <table:table-cell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/>
          <table:table-cell table:style-name="ce6" office:value-type="string">
            <text:p>exp</text:p>
          </table:table-cell>
          <table:table-cell table:formula="of:=IF([.B23]=1;[$Criterion.$B$13];IF([.C23]=1; [$Criterion.$C$13]; IF([.E23]=1; [$Criterion.$E$13]; IF([.F23]=1; [$Criterion.$F$13]; 0))))" office:value-type="float" office:value="-1">
            <text:p>-1</text:p>
          </table:table-cell>
        </table:table-row>
        <table:table-row table:style-name="ro1"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number-columns-repeated="2" table:style-name="ce9"/>
          <table:table-cell table:style-name="ce1" office:value-type="string">
            <text:p>line</text:p>
          </table:table-cell>
          <table:table-cell table:formula="of:=IF([.B24]=1;[$Criterion.$B$13];IF([.C24]=1; [$Criterion.$C$13]; IF([.E24]=1; [$Criterion.$E$13]; IF([.F24]=1; [$Criterion.$F$13]; 0))))" office:value-type="float" office:value="-2">
            <text:p>-2</text:p>
          </table:table-cell>
        </table:table-row>
        <table:table-row table:style-name="ro1"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number-columns-repeated="2" table:style-name="ce9"/>
          <table:table-cell table:style-name="ce6" office:value-type="string">
            <text:p>lav</text:p>
          </table:table-cell>
          <table:table-cell table:formula="of:=IF([.B25]=1;[$Criterion.$B$13];IF([.C25]=1; [$Criterion.$C$13]; IF([.E25]=1; [$Criterion.$E$13]; IF([.F25]=1; [$Criterion.$F$13]; 0))))" office:value-type="float" office:value="-2">
            <text:p>-2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style-name="ce27" table:formula="of:=LOOKUP([.D26];[$Criterion.$A$15:.$A$24];[$Criterion.$B$15:.$B$24])" office:value-type="string" office:string-value="Gates" table:number-columns-spanned="2" table:number-rows-spanned="1">
            <text:p>Gates</text:p>
          </table:table-cell>
          <table:covered-table-cell/>
          <table:table-cell table:number-columns-repeated="2"/>
        </table:table-row>
        <table:table-row table:style-name="ro1">
          <table:table-cell table:style-name="ce1"/>
          <table:table-cell table:style-name="ce9" office:value-type="string">
            <text:p>Strong Dislike</text:p>
          </table:table-cell>
          <table:table-cell table:style-name="ce9" office:value-type="string">
            <text:p>Dislike</text:p>
          </table:table-cell>
          <table:table-cell table:style-name="ce9" office:value-type="string">
            <text:p>No opinion</text:p>
          </table:table-cell>
          <table:table-cell table:style-name="ce9" office:value-type="string">
            <text:p>Like</text:p>
          </table:table-cell>
          <table:table-cell table:style-name="ce9" office:value-type="string">
            <text:p>Strong Like</text:p>
          </table:table-cell>
          <table:table-cell table:style-name="ce9" office:value-type="string">
            <text:p>Gate</text:p>
          </table:table-cell>
          <table:table-cell table:style-name="ce9" office:value-type="string">
            <text:p>Value</text:p>
          </table:table-cell>
        </table:table-row>
        <table:table-row table:style-name="ro1">
          <table:table-cell table:style-name="ce1"/>
          <table:table-cell table:number-columns-repeated="2"/>
          <table:table-cell/>
          <table:table-cell table:number-columns-repeated="2"/>
          <table:table-cell table:style-name="ce1" office:value-type="string">
            <text:p>41 (WB)</text:p>
          </table:table-cell>
          <table:table-cell table:formula="of:=IF([.B28]=1;[$Criterion.$B$13];IF([.C28]=1; [$Criterion.$C$13]; IF([.E28]=1; [$Criterion.$E$13]; IF([.F28]=1; [$Criterion.$F$13]; 0))))" office:value-type="float" office:value="0">
            <text:p>0</text:p>
          </table:table-cell>
        </table:table-row>
        <table:table-row table:style-name="ro1">
          <table:table-cell table:style-name="ce1"/>
          <table:table-cell table:number-columns-repeated="2"/>
          <table:table-cell/>
          <table:table-cell table:number-columns-repeated="2"/>
          <table:table-cell table:style-name="ce1" office:value-type="string">
            <text:p>43 (WB)</text:p>
          </table:table-cell>
          <table:table-cell table:formula="of:=IF([.B29]=1;[$Criterion.$B$13];IF([.C29]=1; [$Criterion.$C$13]; IF([.E29]=1; [$Criterion.$E$13]; IF([.F29]=1; [$Criterion.$F$13]; 0))))" office:value-type="float" office:value="0">
            <text:p>0</text:p>
          </table:table-cell>
        </table:table-row>
        <table:table-row table:style-name="ro1">
          <table:table-cell table:style-name="ce1"/>
          <table:table-cell table:number-columns-repeated="2"/>
          <table:table-cell/>
          <table:table-cell table:number-columns-repeated="2"/>
          <table:table-cell table:style-name="ce1" office:value-type="float" office:value="45">
            <text:p>45</text:p>
          </table:table-cell>
          <table:table-cell table:formula="of:=IF([.B30]=1;[$Criterion.$B$13];IF([.C30]=1; [$Criterion.$C$13]; IF([.E30]=1; [$Criterion.$E$13]; IF([.F30]=1; [$Criterion.$F$13]; 0))))" office:value-type="float" office:value="0">
            <text:p>0</text:p>
          </table:table-cell>
        </table:table-row>
        <table:table-row table:style-name="ro1">
          <table:table-cell table:style-name="ce1"/>
          <table:table-cell table:number-columns-repeated="2"/>
          <table:table-cell/>
          <table:table-cell table:number-columns-repeated="2"/>
          <table:table-cell table:style-name="ce1" office:value-type="string">
            <text:p>47A</text:p>
          </table:table-cell>
          <table:table-cell table:formula="of:=IF([.B31]=1;[$Criterion.$B$13];IF([.C31]=1; [$Criterion.$C$13]; IF([.E31]=1; [$Criterion.$E$13]; IF([.F31]=1; [$Criterion.$F$13]; 0))))" office:value-type="float" office:value="0">
            <text:p>0</text:p>
          </table:table-cell>
        </table:table-row>
        <table:table-row table:style-name="ro1">
          <table:table-cell table:style-name="ce1"/>
          <table:table-cell table:number-columns-repeated="2"/>
          <table:table-cell/>
          <table:table-cell table:number-columns-repeated="2"/>
          <table:table-cell table:style-name="ce1" office:value-type="string">
            <text:p>47B</text:p>
          </table:table-cell>
          <table:table-cell table:formula="of:=IF([.B32]=1;[$Criterion.$B$13];IF([.C32]=1; [$Criterion.$C$13]; IF([.E32]=1; [$Criterion.$E$13]; IF([.F32]=1; [$Criterion.$F$13]; 0))))" office:value-type="float" office:value="0">
            <text:p>0</text:p>
          </table:table-cell>
        </table:table-row>
        <table:table-row table:style-name="ro1">
          <table:table-cell table:style-name="ce1"/>
          <table:table-cell table:number-columns-repeated="2"/>
          <table:table-cell/>
          <table:table-cell table:number-columns-repeated="2"/>
          <table:table-cell table:style-name="ce1" office:value-type="string">
            <text:p>49A</text:p>
          </table:table-cell>
          <table:table-cell table:formula="of:=IF([.B33]=1;[$Criterion.$B$13];IF([.C33]=1; [$Criterion.$C$13]; IF([.E33]=1; [$Criterion.$E$13]; IF([.F33]=1; [$Criterion.$F$13]; 0))))" office:value-type="float" office:value="0">
            <text:p>0</text:p>
          </table:table-cell>
        </table:table-row>
        <table:table-row table:style-name="ro1">
          <table:table-cell table:style-name="ce1"/>
          <table:table-cell table:number-columns-repeated="2"/>
          <table:table-cell/>
          <table:table-cell table:number-columns-repeated="2"/>
          <table:table-cell table:style-name="ce1" office:value-type="string">
            <text:p>49B</text:p>
          </table:table-cell>
          <table:table-cell table:formula="of:=IF([.B34]=1;[$Criterion.$B$13];IF([.C34]=1; [$Criterion.$C$13]; IF([.E34]=1; [$Criterion.$E$13]; IF([.F34]=1; [$Criterion.$F$13]; 0))))" office:value-type="float" office:value="0">
            <text:p>0</text:p>
          </table:table-cell>
        </table:table-row>
        <table:table-row table:style-name="ro1">
          <table:table-cell table:style-name="ce1"/>
          <table:table-cell table:number-columns-repeated="2"/>
          <table:table-cell/>
          <table:table-cell table:number-columns-repeated="2"/>
          <table:table-cell table:style-name="ce1" office:value-type="string">
            <text:p>48B (WB)</text:p>
          </table:table-cell>
          <table:table-cell table:formula="of:=IF([.B35]=1;[$Criterion.$B$13];IF([.C35]=1; [$Criterion.$C$13]; IF([.E35]=1; [$Criterion.$E$13]; IF([.F35]=1; [$Criterion.$F$13]; 0))))" office:value-type="float" office:value="0">
            <text:p>0</text:p>
          </table:table-cell>
        </table:table-row>
        <table:table-row table:style-name="ro1">
          <table:table-cell table:style-name="ce1"/>
          <table:table-cell table:number-columns-repeated="2"/>
          <table:table-cell/>
          <table:table-cell table:number-columns-repeated="2"/>
          <table:table-cell table:style-name="ce1" office:value-type="string">
            <text:p>48A</text:p>
          </table:table-cell>
          <table:table-cell table:formula="of:=IF([.B36]=1;[$Criterion.$B$13];IF([.C36]=1; [$Criterion.$C$13]; IF([.E36]=1; [$Criterion.$E$13]; IF([.F36]=1; [$Criterion.$F$13]; 0))))" office:value-type="float" office:value="0">
            <text:p>0</text:p>
          </table:table-cell>
        </table:table-row>
        <table:table-row table:style-name="ro1">
          <table:table-cell table:style-name="ce1"/>
          <table:table-cell table:number-columns-repeated="2"/>
          <table:table-cell/>
          <table:table-cell table:number-columns-repeated="2"/>
          <table:table-cell table:style-name="ce1" office:value-type="string">
            <text:p>46C</text:p>
          </table:table-cell>
          <table:table-cell table:formula="of:=IF([.B37]=1;[$Criterion.$B$13];IF([.C37]=1; [$Criterion.$C$13]; IF([.E37]=1; [$Criterion.$E$13]; IF([.F37]=1; [$Criterion.$F$13]; 0))))" office:value-type="float" office:value="0">
            <text:p>0</text:p>
          </table:table-cell>
        </table:table-row>
        <table:table-row table:style-name="ro1">
          <table:table-cell table:style-name="ce1"/>
          <table:table-cell table:number-columns-repeated="2"/>
          <table:table-cell/>
          <table:table-cell table:number-columns-repeated="2"/>
          <table:table-cell table:style-name="ce1" office:value-type="string">
            <text:p>46B</text:p>
          </table:table-cell>
          <table:table-cell table:formula="of:=IF([.B38]=1;[$Criterion.$B$13];IF([.C38]=1; [$Criterion.$C$13]; IF([.E38]=1; [$Criterion.$E$13]; IF([.F38]=1; [$Criterion.$F$13]; 0))))" office:value-type="float" office:value="0">
            <text:p>0</text:p>
          </table:table-cell>
        </table:table-row>
        <table:table-row table:style-name="ro1">
          <table:table-cell table:style-name="ce1"/>
          <table:table-cell table:number-columns-repeated="2"/>
          <table:table-cell/>
          <table:table-cell table:number-columns-repeated="2"/>
          <table:table-cell table:style-name="ce1" office:value-type="string">
            <text:p>46A</text:p>
          </table:table-cell>
          <table:table-cell table:formula="of:=IF([.B39]=1;[$Criterion.$B$13];IF([.C39]=1; [$Criterion.$C$13]; IF([.E39]=1; [$Criterion.$E$13]; IF([.F39]=1; [$Criterion.$F$13]; 0))))" office:value-type="float" office:value="0">
            <text:p>0</text:p>
          </table:table-cell>
        </table:table-row>
        <table:table-row table:style-name="ro1">
          <table:table-cell table:style-name="ce1"/>
          <table:table-cell table:number-columns-repeated="2"/>
          <table:table-cell/>
          <table:table-cell table:number-columns-repeated="2"/>
          <table:table-cell table:style-name="ce1" office:value-type="string">
            <text:p>42B</text:p>
          </table:table-cell>
          <table:table-cell table:formula="of:=IF([.B40]=1;[$Criterion.$B$13];IF([.C40]=1; [$Criterion.$C$13]; IF([.E40]=1; [$Criterion.$E$13]; IF([.F40]=1; [$Criterion.$F$13]; 0))))" office:value-type="float" office:value="0">
            <text:p>0</text:p>
          </table:table-cell>
        </table:table-row>
        <table:table-row table:style-name="ro1">
          <table:table-cell table:style-name="ce1"/>
          <table:table-cell table:number-columns-repeated="2"/>
          <table:table-cell/>
          <table:table-cell table:number-columns-repeated="2"/>
          <table:table-cell table:style-name="ce1" office:value-type="string">
            <text:p>42A</text:p>
          </table:table-cell>
          <table:table-cell table:formula="of:=IF([.B41]=1;[$Criterion.$B$13];IF([.C41]=1; [$Criterion.$C$13]; IF([.E41]=1; [$Criterion.$E$13]; IF([.F41]=1; [$Criterion.$F$13]; 0))))" office:value-type="float" office:value="0">
            <text:p>0</text:p>
          </table:table-cell>
        </table:table-row>
        <table:table-row table:style-name="ro1">
          <table:table-cell table:style-name="ce1"/>
          <table:table-cell table:number-columns-repeated="2"/>
          <table:table-cell/>
          <table:table-cell table:number-columns-repeated="2"/>
          <table:table-cell table:style-name="ce1" office:value-type="float" office:value="40">
            <text:p>40</text:p>
          </table:table-cell>
          <table:table-cell table:formula="of:=IF([.B42]=1;[$Criterion.$B$13];IF([.C42]=1; [$Criterion.$C$13]; IF([.E42]=1; [$Criterion.$E$13]; IF([.F42]=1; [$Criterion.$F$13]; 0))))" office:value-type="float" office:value="0">
            <text:p>0</text:p>
          </table:table-cell>
        </table:table-row>
        <table:table-row table:style-name="ro1">
          <table:table-cell table:style-name="ce1"/>
          <table:table-cell table:number-columns-repeated="2"/>
          <table:table-cell/>
          <table:table-cell table:number-columns-repeated="2"/>
          <table:table-cell table:style-name="ce1" office:value-type="string">
            <text:p>Remote (WB)</text:p>
          </table:table-cell>
          <table:table-cell table:formula="of:=IF([.B43]=1;[$Criterion.$B$13];IF([.C43]=1; [$Criterion.$C$13]; IF([.E43]=1; [$Criterion.$E$13]; IF([.F43]=1; [$Criterion.$F$13]; 0))))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style-name="ce27" table:formula="of:=LOOKUP([.D44];[$Criterion.$A$15:$Criterion.$A$24];[$Criterion.$B$15:$Criterion.$B$24])" office:value-type="string" office:string-value="Crew Seniority" table:number-columns-spanned="2" table:number-rows-spanned="1">
            <text:p>Crew Seniority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9" office:value-type="string">
            <text:p>Strong Dislike</text:p>
          </table:table-cell>
          <table:table-cell table:style-name="ce9" office:value-type="string">
            <text:p>Dislike</text:p>
          </table:table-cell>
          <table:table-cell table:style-name="ce9" office:value-type="string">
            <text:p>No opinion</text:p>
          </table:table-cell>
          <table:table-cell table:style-name="ce9" office:value-type="string">
            <text:p>Like</text:p>
          </table:table-cell>
          <table:table-cell table:style-name="ce9" office:value-type="string">
            <text:p>Strong Like</text:p>
          </table:table-cell>
          <table:table-cell table:style-name="ce9" office:value-type="string">
            <text:p>Position</text:p>
          </table:table-cell>
          <table:table-cell table:style-name="ce9" office:value-type="string">
            <text:p>Value</text:p>
          </table:table-cell>
        </table:table-row>
        <table:table-row table:style-name="ro1">
          <table:table-cell/>
          <table:table-cell table:number-columns-repeated="2" table:style-name="ce9"/>
          <table:table-cell table:style-name="ce9"/>
          <table:table-cell table:number-columns-repeated="2" table:style-name="ce9"/>
          <table:table-cell table:style-name="ce1" office:value-type="float" office:value="1">
            <text:p>1</text:p>
          </table:table-cell>
          <table:table-cell table:formula="of:=IF([.B46]=1;[$Criterion.$B$13];IF([.C46]=1; [$Criterion.$C$13]; IF([.E46]=1; [$Criterion.$E$13]; IF([.F46]=1; [$Criterion.$F$13]; 0))))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 table:style-name="ce1" office:value-type="float" office:value="2">
            <text:p>2</text:p>
          </table:table-cell>
          <table:table-cell table:formula="of:=IF([.B47]=1;[$Criterion.$B$13];IF([.C47]=1; [$Criterion.$C$13]; IF([.E47]=1; [$Criterion.$E$13]; IF([.F47]=1; [$Criterion.$F$13]; 0))))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 table:style-name="ce1" office:value-type="float" office:value="3">
            <text:p>3</text:p>
          </table:table-cell>
          <table:table-cell table:formula="of:=IF([.B48]=1;[$Criterion.$B$13];IF([.C48]=1; [$Criterion.$C$13]; IF([.E48]=1; [$Criterion.$E$13]; IF([.F48]=1; [$Criterion.$F$13]; 0))))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 table:style-name="ce1" office:value-type="float" office:value="4">
            <text:p>4</text:p>
          </table:table-cell>
          <table:table-cell table:formula="of:=IF([.B49]=1;[$Criterion.$B$13];IF([.C49]=1; [$Criterion.$C$13]; IF([.E49]=1; [$Criterion.$E$13]; IF([.F49]=1; [$Criterion.$F$13]; 0))))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 table:style-name="ce1" office:value-type="float" office:value="5">
            <text:p>5</text:p>
          </table:table-cell>
          <table:table-cell table:formula="of:=IF([.B50]=1;[$Criterion.$B$13];IF([.C50]=1; [$Criterion.$C$13]; IF([.E50]=1; [$Criterion.$E$13]; IF([.F50]=1; [$Criterion.$F$13]; 0))))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 table:style-name="ce1" office:value-type="float" office:value="6">
            <text:p>6</text:p>
          </table:table-cell>
          <table:table-cell table:formula="of:=IF([.B51]=1;[$Criterion.$B$13];IF([.C51]=1; [$Criterion.$C$13]; IF([.E51]=1; [$Criterion.$E$13]; IF([.F51]=1; [$Criterion.$F$13]; 0))))" office:value-type="float" office:value="0">
            <text:p>0</text:p>
          </table:table-cell>
        </table:table-row>
        <table:table-row table:style-name="ro1" table:number-rows-repeated="7">
          <table:table-cell table:number-columns-repeated="7"/>
          <table:table-cell table:style-name="Default"/>
        </table:table-row>
        <table:table-row table:style-name="ro1" table:number-rows-repeated="104851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Cs" table:style-name="ta1" table:print="false">
        <table:table-column table:style-name="co7" table:default-cell-style-name="Default"/>
        <table:table-column table:style-name="co1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8" table:default-cell-style-name="Default"/>
        <table:table-column table:style-name="co6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1" table:default-cell-style-name="ce1"/>
        <table:table-row table:style-name="ro1">
          <table:table-cell/>
          <table:table-cell table:style-name="ce1" table:number-columns-repeated="5"/>
          <table:table-cell table:number-columns-repeated="3"/>
        </table:table-row>
        <table:table-row table:style-name="ro1">
          <table:table-cell/>
          <table:table-cell table:style-name="ce26" office:value-type="string">
            <text:p>User: Put a “1” in the column describing how you like each of the following.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/>
          <table:table-cell table:style-name="ce26" office:value-type="string">
            <text:p>(No input will be regarded as a “No opinion”)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style-name="ce27" table:formula="of:=LOOKUP([.D5];[$Criterion.$A$15:.$A$24];[$Criterion.$B$15:.$B$24])" office:value-type="string" office:string-value="Crew Chiefs" table:number-columns-spanned="2" table:number-rows-spanned="1">
            <text:p>Crew Chiefs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9" office:value-type="string">
            <text:p>Strong Dislike</text:p>
          </table:table-cell>
          <table:table-cell table:style-name="ce9" office:value-type="string">
            <text:p>Dislike</text:p>
          </table:table-cell>
          <table:table-cell table:style-name="ce9" office:value-type="string">
            <text:p>No opinion</text:p>
          </table:table-cell>
          <table:table-cell table:style-name="ce9" office:value-type="string">
            <text:p>Like</text:p>
          </table:table-cell>
          <table:table-cell table:style-name="ce9" office:value-type="string">
            <text:p>Strong Like</text:p>
          </table:table-cell>
          <table:table-cell table:style-name="ce9" office:value-type="string">
            <text:p>Name</text:p>
          </table:table-cell>
          <table:table-cell table:style-name="ce9" office:value-type="string">
            <text:p>Value</text:p>
          </table:table-cell>
          <table:table-cell/>
        </table:table-row>
        <table:table-row table:style-name="ro1">
          <table:table-cell/>
          <table:table-cell table:number-columns-repeated="2" table:style-name="ce9"/>
          <table:table-cell table:style-name="ce9"/>
          <table:table-cell table:number-columns-repeated="2" table:style-name="ce9"/>
          <table:table-cell table:style-name="ce9"/>
          <table:table-cell table:style-name="ce1" table:formula="of:=IF([.B7]=1;[$Criterion.$B$13];IF([.C7]=1; [$Criterion.$C$13]; IF([.E7]=1; [$Criterion.$E$13]; IF([.F7]=1; [$Criterion.$F$13]; 0))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/>
          <table:table-cell table:style-name="ce1" table:formula="of:=IF([.B8]=1;[$Criterion.$B$13];IF([.C8]=1; [$Criterion.$C$13]; IF([.E8]=1; [$Criterion.$E$13]; IF([.F8]=1; [$Criterion.$F$13]; 0))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/>
          <table:table-cell table:style-name="ce1" table:formula="of:=IF([.B9]=1;[$Criterion.$B$13];IF([.C9]=1; [$Criterion.$C$13]; IF([.E9]=1; [$Criterion.$E$13]; IF([.F9]=1; [$Criterion.$F$13]; 0))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/>
          <table:table-cell table:style-name="ce1" table:formula="of:=IF([.B10]=1;[$Criterion.$B$13];IF([.C10]=1; [$Criterion.$C$13]; IF([.E10]=1; [$Criterion.$E$13]; IF([.F10]=1; [$Criterion.$F$13]; 0))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/>
          <table:table-cell table:style-name="ce1" table:formula="of:=IF([.B11]=1;[$Criterion.$B$13];IF([.C11]=1; [$Criterion.$C$13]; IF([.E11]=1; [$Criterion.$E$13]; IF([.F11]=1; [$Criterion.$F$13]; 0))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/>
          <table:table-cell table:style-name="ce1" table:formula="of:=IF([.B12]=1;[$Criterion.$B$13];IF([.C12]=1; [$Criterion.$C$13]; IF([.E12]=1; [$Criterion.$E$13]; IF([.F12]=1; [$Criterion.$F$13]; 0))))" office:value-type="float" office:value="0">
            <text:p>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 table:number-rows-repeated="10">
          <table:table-cell table:number-columns-repeated="8"/>
          <table:table-cell table:style-name="Default"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lerks" table:style-name="ta1" table:print="false">
        <table:table-column table:style-name="co7" table:default-cell-style-name="Default"/>
        <table:table-column table:style-name="co1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8" table:default-cell-style-name="Default"/>
        <table:table-column table:style-name="co6" table:default-cell-style-name="Default"/>
        <table:table-column table:style-name="co21" table:default-cell-style-name="Default"/>
        <table:table-column table:style-name="co11" table:default-cell-style-name="ce1"/>
        <table:table-row table:style-name="ro1">
          <table:table-cell/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table:style-name="ce26" office:value-type="string">
            <text:p>User: Put a “1” in the column describing how you like each of the following.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table:style-name="ce26" office:value-type="string">
            <text:p>(No input will be regarded as a “No opinion”)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style-name="ce27" table:formula="of:=LOOKUP([.D5];[$Criterion.$A$15:.$A$24];[$Criterion.$B$15:.$B$24])" office:value-type="string" office:string-value="Clerks" table:number-columns-spanned="2" table:number-rows-spanned="1">
            <text:p>Clerks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9" office:value-type="string">
            <text:p>Strong Dislike</text:p>
          </table:table-cell>
          <table:table-cell table:style-name="ce9" office:value-type="string">
            <text:p>Dislike</text:p>
          </table:table-cell>
          <table:table-cell table:style-name="ce9" office:value-type="string">
            <text:p>No opinion</text:p>
          </table:table-cell>
          <table:table-cell table:style-name="ce9" office:value-type="string">
            <text:p>Like</text:p>
          </table:table-cell>
          <table:table-cell table:style-name="ce9" office:value-type="string">
            <text:p>Strong Like</text:p>
          </table:table-cell>
          <table:table-cell table:style-name="ce9" office:value-type="string">
            <text:p>Name</text:p>
          </table:table-cell>
          <table:table-cell table:style-name="ce9" office:value-type="string">
            <text:p>Value</text:p>
          </table:table-cell>
        </table:table-row>
        <table:table-row table:style-name="ro1">
          <table:table-cell/>
          <table:table-cell table:number-columns-repeated="2" table:style-name="ce9"/>
          <table:table-cell table:style-name="ce9"/>
          <table:table-cell table:number-columns-repeated="2" table:style-name="ce9"/>
          <table:table-cell/>
          <table:table-cell table:formula="of:=IF([.B7]=1;[$Criterion.$B$13];IF([.C7]=1; [$Criterion.$C$13]; IF([.E7]=1; [$Criterion.$E$13]; IF([.F7]=1; [$Criterion.$F$13]; 0))))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/>
          <table:table-cell table:formula="of:=IF([.B8]=1;[$Criterion.$B$13];IF([.C8]=1; [$Criterion.$C$13]; IF([.E8]=1; [$Criterion.$E$13]; IF([.F8]=1; [$Criterion.$F$13]; 0))))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/>
          <table:table-cell table:formula="of:=IF([.B9]=1;[$Criterion.$B$13];IF([.C9]=1; [$Criterion.$C$13]; IF([.E9]=1; [$Criterion.$E$13]; IF([.F9]=1; [$Criterion.$F$13]; 0))))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/>
          <table:table-cell table:formula="of:=IF([.B10]=1;[$Criterion.$B$13];IF([.C10]=1; [$Criterion.$C$13]; IF([.E10]=1; [$Criterion.$E$13]; IF([.F10]=1; [$Criterion.$F$13]; 0))))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/>
          <table:table-cell table:formula="of:=IF([.B11]=1;[$Criterion.$B$13];IF([.C11]=1; [$Criterion.$C$13]; IF([.E11]=1; [$Criterion.$E$13]; IF([.F11]=1; [$Criterion.$F$13]; 0))))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/>
          <table:table-cell table:formula="of:=IF([.B12]=1;[$Criterion.$B$13];IF([.C12]=1; [$Criterion.$C$13]; IF([.E12]=1; [$Criterion.$E$13]; IF([.F12]=1; [$Criterion.$F$13]; 0))))" office:value-type="float" office:value="0">
            <text:p>0</text:p>
          </table:table-cell>
        </table:table-row>
        <table:table-row table:style-name="ro1" table:number-rows-repeated="10">
          <table:table-cell table:number-columns-repeated="7"/>
          <table:table-cell table:style-name="Default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mments" table:style-name="ta1" table:print="false">
        <table:table-column table:style-name="co22" table:default-cell-style-name="Default"/>
        <table:table-column table:style-name="co11" table:number-columns-repeated="7" table:default-cell-style-name="Default"/>
        <table:table-column table:style-name="co11" table:default-cell-style-name="ce1"/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1" office:value-type="string">
            <text:p>Each user would have as attributes for each criterion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<text:s/>A strong dislik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 dislik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lik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trong like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2" office:value-type="string">
            <text:p>Thus, 4 x 10 = 40 preference attributes for each user. <text:s/>They will be join tables.</text:p>
          </table:table-cell>
          <table:table-cell table:number-columns-repeated="7"/>
        </table:table-row>
        <table:table-row table:style-name="ro1">
          <table:table-cell/>
          <table:table-cell table:style-name="ce32" office:value-type="string">
            <text:p>If there is a tie between shifts, then use a ordered list made by the user to make final decision.</text:p>
          </table:table-cell>
          <table:table-cell table:number-columns-repeated="7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3">08/23/2019</text:date>, <text:time>06:0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07:58:54</meta:creation-date>
    <dc:date>2019-08-23T06:05:07</dc:date>
    <meta:editing-duration>P3DT21H50M53S</meta:editing-duration>
    <meta:editing-cycles>19</meta:editing-cycles>
    <meta:generator>OpenOffice/4.1.6$Unix OpenOffice.org_project/416m1$Build-9790</meta:generator>
    <meta:print-date>2019-08-23T06:02:36</meta:print-date>
    <meta:document-statistic meta:table-count="7" meta:cell-count="758" meta:object-count="0"/>
  </office:meta>
</office:document-meta>
</file>